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2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4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6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958cm"/>
      <style:paragraph-properties style:writing-mode="lr-tb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136cm"/>
      <style:paragraph-properties style:writing-mode="lr-tb"/>
    </style:style>
    <style:style style:name="gr17" style:family="graphic" style:parent-style-name="objectwithoutfill">
      <style:graphic-properties draw:marker-end="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9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2.92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5.846cm" fo:min-width="3.0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oto Sans Mono CJK JP Regular" fo:font-size="10pt" fo:font-style="normal" fo:text-shadow="none" style:text-underline-style="none" fo:font-weight="normal" style:letter-kerning="true" fo:background-color="transparent" style:font-name-asian="Noto Sans Mono CJK JP Regular" style:font-size-asian="10pt" style:language-asian="ja" style:country-asian="JP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71cm" svg:y1="4.175cm" svg:x2="13.7cm" svg:y2="4.175cm">
          <text:p/>
        </draw:line>
        <draw:custom-shape draw:style-name="gr2" draw:text-style-name="P2" draw:layer="layout" svg:width="2.032cm" svg:height="1.016cm" svg:x="8.239cm" svg:y="3.667cm">
          <text:p text:style-name="P2">Delay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75cm" svg:y1="4.175cm" svg:x2="8.239cm" svg:y2="4.175cm">
          <text:p/>
        </draw:line>
        <draw:g xml:id="id2" draw:id="id2">
          <draw:custom-shape draw:style-name="gr3" draw:text-style-name="P3" draw:layer="layout" svg:width="0.762cm" svg:height="0.762cm" svg:x="5.064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4.175cm" svg:x2="5.699cm" svg:y2="4.175cm">
            <text:p/>
          </draw:line>
          <draw:line draw:style-name="gr4" draw:text-style-name="P1" draw:layer="layout" svg:x1="5.445cm" svg:y1="3.921cm" svg:x2="5.445cm" svg:y2="4.429cm">
            <text:p/>
          </draw:line>
        </draw:g>
        <draw:g xml:id="id4" draw:id="id4">
          <draw:custom-shape draw:style-name="gr3" draw:text-style-name="P3" draw:layer="layout" svg:width="0.762cm" svg:height="0.762cm" svg:x="11.795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922cm" svg:y1="4.175cm" svg:x2="12.43cm" svg:y2="4.175cm">
            <text:p/>
          </draw:line>
          <draw:line draw:style-name="gr4" draw:text-style-name="P1" draw:layer="layout" svg:x1="12.176cm" svg:y1="3.921cm" svg:x2="12.176cm" svg:y2="4.429cm">
            <text:p/>
          </draw:line>
        </draw:g>
        <draw:custom-shape draw:style-name="gr5" draw:text-style-name="P4" xml:id="id3" draw:id="id3" draw:layer="layout" svg:width="0.254cm" svg:height="0.254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254cm" svg:height="0.254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0.375cm" svg:x1="11.033cm" svg:y1="4.302cm" svg:x2="5.445cm" svg:y2="4.556cm" draw:start-shape="id1" draw:start-glue-point="8" draw:end-shape="id2" draw:end-glue-point="2" svg:d="M11033 4302v1143h-5588v-889" svg:viewBox="0 0 5589 1144">
          <text:p/>
        </draw:connector>
        <draw:connector draw:style-name="gr1" draw:text-style-name="P1" draw:layer="layout" draw:line-skew="-0.503cm" svg:x1="6.715cm" svg:y1="4.048cm" svg:x2="12.176cm" svg:y2="3.794cm" draw:start-shape="id3" draw:start-glue-point="4" draw:end-shape="id4" draw:end-glue-point="0" svg:d="M6715 4048v-1270h5461v1016" svg:viewBox="0 0 5462 1271">
          <text:p/>
        </draw:connector>
        <draw:frame draw:style-name="gr6" draw:text-style-name="P5" draw:layer="layout" svg:width="1.56cm" svg:height="0.878cm" svg:x="2.651cm" svg:y="3.714cm">
          <draw:text-box>
            <text:p>Input</text:p>
          </draw:text-box>
        </draw:frame>
        <draw:frame draw:style-name="gr7" draw:text-style-name="P5" draw:layer="layout" svg:width="1.772cm" svg:height="0.878cm" svg:x="13.716cm" svg:y="3.714cm">
          <draw:text-box>
            <text:p>Output</text:p>
          </draw:text-box>
        </draw:frame>
        <draw:frame draw:style-name="gr8" draw:text-style-name="P6" draw:layer="layout" svg:width="4.947cm" svg:height="0.878cm" svg:x="2.27cm" svg:y="1.138cm">
          <draw:text-box>
            <text:p><text:span text:style-name="T1">All-pass Section (AP)</text:span></text:p>
          </draw:text-box>
        </draw:frame>
        <draw:g xml:id="id7" draw:id="id7">
          <draw:custom-shape draw:style-name="gr3" draw:text-style-name="P3" draw:layer="layout" svg:width="0.762cm" svg:height="0.762cm" svg:x="5.06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9.255cm" svg:x2="5.699cm" svg:y2="9.255cm">
            <text:p/>
          </draw:line>
          <draw:line draw:style-name="gr4" draw:text-style-name="P1" draw:layer="layout" svg:x1="5.445cm" svg:y1="9.001cm" svg:x2="5.445cm" svg:y2="9.509cm">
            <text:p/>
          </draw:line>
        </draw:g>
        <draw:g xml:id="id9" draw:id="id9">
          <draw:custom-shape draw:style-name="gr3" draw:text-style-name="P3" draw:layer="layout" svg:width="0.762cm" svg:height="0.762cm" svg:x="5.06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13.065cm" svg:x2="5.699cm" svg:y2="13.065cm">
            <text:p/>
          </draw:line>
          <draw:line draw:style-name="gr4" draw:text-style-name="P1" draw:layer="layout" svg:x1="5.445cm" svg:y1="12.811cm" svg:x2="5.445cm" svg:y2="13.319cm">
            <text:p/>
          </draw:line>
        </draw:g>
        <draw:custom-shape draw:style-name="gr9" draw:text-style-name="P3" draw:layer="layout" svg:width="0.762cm" svg:height="0.762cm" draw:transform="rotate (1.5707963267949) translate (7.858cm 5.8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-1.5707963267949) translate (9.89cm 2.3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7" draw:layer="layout" svg:width="2.102cm" svg:height="0.772cm" svg:x="8.239cm" svg:y="1.625cm">
          <draw:text-box>
            <text:p><text:span text:style-name="T2">InnerFeed</text:span></text:p>
          </draw:text-box>
        </draw:frame>
        <draw:frame draw:style-name="gr11" draw:text-style-name="P7" draw:layer="layout" svg:width="2.28cm" svg:height="0.772cm" svg:x="7.28cm" svg:y="5.816cm">
          <draw:text-box>
            <text:p><text:span text:style-name="T2">-InnerFeed</text:span></text:p>
          </draw:text-box>
        </draw:frame>
        <draw:line draw:style-name="gr1" draw:text-style-name="P1" draw:layer="layout" svg:x1="3.54cm" svg:y1="9.255cm" svg:x2="5.064cm" svg:y2="9.255cm">
          <text:p/>
        </draw:line>
        <draw:line draw:style-name="gr1" draw:text-style-name="P1" draw:layer="layout" svg:x1="5.064cm" svg:y1="13.065cm" svg:x2="3.54cm" svg:y2="13.065cm">
          <text:p/>
        </draw:line>
        <draw:custom-shape draw:style-name="gr12" draw:text-style-name="P2" xml:id="id5" draw:id="id5" draw:layer="layout" svg:width="1.27cm" svg:height="1.016cm" svg:x="8.62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0.254cm" svg:height="0.254cm" svg:x="7.22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254cm" svg:height="0.254cm" svg:x="7.22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8.62cm" svg:y1="13.065cm" svg:x2="7.477cm" svg:y2="13.065cm" draw:start-shape="id5" draw:start-glue-point="3" draw:end-shape="id6" draw:end-glue-point="10" svg:d="M8620 13065h-1143" svg:viewBox="0 0 1144 1">
          <text:p/>
        </draw:connector>
        <draw:connector draw:style-name="gr13" draw:text-style-name="P3" draw:layer="layout" svg:x1="5.826cm" svg:y1="9.255cm" svg:x2="7.223cm" svg:y2="9.255cm" draw:start-shape="id7" draw:start-glue-point="1" draw:end-shape="id8" draw:end-glue-point="6" svg:d="M5826 9255h1397" svg:viewBox="0 0 1398 1">
          <text:p/>
        </draw:connector>
        <draw:connector draw:style-name="gr1" draw:text-style-name="P1" draw:layer="layout" svg:x1="7.223cm" svg:y1="13.065cm" svg:x2="5.826cm" svg:y2="13.065cm" draw:start-shape="id6" draw:start-glue-point="6" draw:end-shape="id9" draw:end-glue-point="1" svg:d="M7223 13065h-1397" svg:viewBox="0 0 1398 1">
          <text:p/>
        </draw:connector>
        <draw:connector draw:style-name="gr1" draw:text-style-name="P1" draw:layer="layout" draw:type="line" svg:x1="7.35cm" svg:y1="12.938cm" svg:x2="5.445cm" svg:y2="9.636cm" draw:start-shape="id6" draw:start-glue-point="4" draw:end-shape="id7" draw:end-glue-point="2" svg:d="M7350 12938l-1905-3302" svg:viewBox="0 0 1906 3303">
          <text:p/>
        </draw:connector>
        <draw:connector draw:style-name="gr1" draw:text-style-name="P1" draw:layer="layout" draw:type="line" svg:x1="7.35cm" svg:y1="9.382cm" svg:x2="5.445cm" svg:y2="12.684cm" draw:start-shape="id8" draw:start-glue-point="8" draw:end-shape="id9" draw:end-glue-point="0" svg:d="M735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6.23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7.02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7.223cm" svg:y="11.531cm">
          <draw:text-box>
            <text:p><text:span text:style-name="T3">-</text:span><text:span text:style-name="T2">D1Feed</text:span></text:p>
          </draw:text-box>
        </draw:frame>
        <draw:frame draw:style-name="gr11" draw:text-style-name="P7" draw:layer="layout" svg:width="2.28cm" svg:height="0.772cm" svg:x="7.407cm" svg:y="9.753cm">
          <draw:text-box>
            <text:p><text:span text:style-name="T2">D1Feed</text:span></text:p>
          </draw:text-box>
        </draw:frame>
        <draw:g xml:id="id12" draw:id="id12">
          <draw:custom-shape draw:style-name="gr3" draw:text-style-name="P3" draw:layer="layout" svg:width="0.762cm" svg:height="0.762cm" svg:x="11.41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9.255cm" svg:x2="12.049cm" svg:y2="9.255cm">
            <text:p/>
          </draw:line>
          <draw:line draw:style-name="gr4" draw:text-style-name="P1" draw:layer="layout" svg:x1="11.795cm" svg:y1="9.001cm" svg:x2="11.795cm" svg:y2="9.509cm">
            <text:p/>
          </draw:line>
        </draw:g>
        <draw:g xml:id="id14" draw:id="id14">
          <draw:custom-shape draw:style-name="gr3" draw:text-style-name="P3" draw:layer="layout" svg:width="0.762cm" svg:height="0.762cm" svg:x="11.41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13.065cm" svg:x2="12.049cm" svg:y2="13.065cm">
            <text:p/>
          </draw:line>
          <draw:line draw:style-name="gr4" draw:text-style-name="P1" draw:layer="layout" svg:x1="11.795cm" svg:y1="12.811cm" svg:x2="11.795cm" svg:y2="13.319cm">
            <text:p/>
          </draw:line>
        </draw:g>
        <draw:line draw:style-name="gr1" draw:text-style-name="P1" draw:layer="layout" svg:x1="7.477cm" svg:y1="9.255cm" svg:x2="11.414cm" svg:y2="9.255cm">
          <text:p/>
        </draw:line>
        <draw:line draw:style-name="gr1" draw:text-style-name="P1" draw:layer="layout" svg:x1="11.414cm" svg:y1="13.065cm" svg:x2="9.89cm" svg:y2="13.065cm">
          <text:p/>
        </draw:line>
        <draw:custom-shape draw:style-name="gr12" draw:text-style-name="P2" xml:id="id10" draw:id="id10" draw:layer="layout" svg:width="1.27cm" svg:height="1.016cm" svg:x="14.97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0.254cm" svg:height="0.254cm" svg:x="13.57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254cm" svg:height="0.254cm" svg:x="13.57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97cm" svg:y1="13.065cm" svg:x2="13.827cm" svg:y2="13.065cm" draw:start-shape="id10" draw:start-glue-point="3" draw:end-shape="id11" draw:end-glue-point="10" svg:d="M14970 13065h-1143" svg:viewBox="0 0 1144 1">
          <text:p/>
        </draw:connector>
        <draw:connector draw:style-name="gr13" draw:text-style-name="P3" draw:layer="layout" svg:x1="12.176cm" svg:y1="9.255cm" svg:x2="13.573cm" svg:y2="9.255cm" draw:start-shape="id12" draw:start-glue-point="1" draw:end-shape="id13" draw:end-glue-point="6" svg:d="M12176 9255h1397" svg:viewBox="0 0 1398 1">
          <text:p/>
        </draw:connector>
        <draw:connector draw:style-name="gr1" draw:text-style-name="P1" draw:layer="layout" svg:x1="13.573cm" svg:y1="13.065cm" svg:x2="12.176cm" svg:y2="13.065cm" draw:start-shape="id11" draw:start-glue-point="6" draw:end-shape="id14" draw:end-glue-point="1" svg:d="M13573 13065h-1397" svg:viewBox="0 0 1398 1">
          <text:p/>
        </draw:connector>
        <draw:connector draw:style-name="gr1" draw:text-style-name="P1" draw:layer="layout" draw:type="line" svg:x1="13.7cm" svg:y1="12.938cm" svg:x2="11.795cm" svg:y2="9.636cm" draw:start-shape="id11" draw:start-glue-point="4" draw:end-shape="id12" draw:end-glue-point="2" svg:d="M13700 12938l-1905-3302" svg:viewBox="0 0 1906 3303">
          <text:p/>
        </draw:connector>
        <draw:connector draw:style-name="gr1" draw:text-style-name="P1" draw:layer="layout" draw:type="line" svg:x1="13.7cm" svg:y1="9.382cm" svg:x2="11.795cm" svg:y2="12.684cm" draw:start-shape="id13" draw:start-glue-point="8" draw:end-shape="id14" draw:end-glue-point="0" svg:d="M1370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12.58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3.37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13.573cm" svg:y="11.531cm">
          <draw:text-box>
            <text:p><text:span text:style-name="T3">-</text:span><text:span text:style-name="T2">D1Feed</text:span></text:p>
          </draw:text-box>
        </draw:frame>
        <draw:frame draw:style-name="gr11" draw:text-style-name="P7" draw:layer="layout" svg:width="2.28cm" svg:height="0.772cm" svg:x="13.757cm" svg:y="9.753cm">
          <draw:text-box>
            <text:p><text:span text:style-name="T2">D1Feed</text:span></text:p>
          </draw:text-box>
        </draw:frame>
        <draw:line draw:style-name="gr15" draw:text-style-name="P1" draw:layer="layout" svg:x1="13.827cm" svg:y1="9.255cm" svg:x2="17.764cm" svg:y2="9.255cm">
          <text:p/>
        </draw:line>
        <draw:g xml:id="id17" draw:id="id17">
          <draw:custom-shape draw:style-name="gr3" draw:text-style-name="P3" draw:layer="layout" svg:width="0.762cm" svg:height="0.762cm" svg:x="24.11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9.255cm" svg:x2="24.749cm" svg:y2="9.255cm">
            <text:p/>
          </draw:line>
          <draw:line draw:style-name="gr4" draw:text-style-name="P1" draw:layer="layout" svg:x1="24.495cm" svg:y1="9.001cm" svg:x2="24.495cm" svg:y2="9.509cm">
            <text:p/>
          </draw:line>
        </draw:g>
        <draw:g xml:id="id19" draw:id="id19">
          <draw:custom-shape draw:style-name="gr3" draw:text-style-name="P3" draw:layer="layout" svg:width="0.762cm" svg:height="0.762cm" svg:x="24.11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13.065cm" svg:x2="24.749cm" svg:y2="13.065cm">
            <text:p/>
          </draw:line>
          <draw:line draw:style-name="gr4" draw:text-style-name="P1" draw:layer="layout" svg:x1="24.495cm" svg:y1="12.811cm" svg:x2="24.495cm" svg:y2="13.319cm">
            <text:p/>
          </draw:line>
        </draw:g>
        <draw:line draw:style-name="gr1" draw:text-style-name="P1" draw:layer="layout" svg:x1="24.114cm" svg:y1="13.065cm" svg:x2="22.59cm" svg:y2="13.065cm">
          <text:p/>
        </draw:line>
        <draw:custom-shape draw:style-name="gr12" draw:text-style-name="P2" xml:id="id15" draw:id="id15" draw:layer="layout" svg:width="1.27cm" svg:height="1.016cm" svg:x="27.67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0.254cm" svg:height="0.254cm" svg:x="26.27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0.254cm" svg:height="0.254cm" svg:x="26.27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7.67cm" svg:y1="13.065cm" svg:x2="26.527cm" svg:y2="13.065cm" draw:start-shape="id15" draw:start-glue-point="3" draw:end-shape="id16" draw:end-glue-point="10" svg:d="M27670 13065h-1143" svg:viewBox="0 0 1144 1">
          <text:p/>
        </draw:connector>
        <draw:connector draw:style-name="gr13" draw:text-style-name="P3" draw:layer="layout" svg:x1="24.876cm" svg:y1="9.255cm" svg:x2="26.273cm" svg:y2="9.255cm" draw:start-shape="id17" draw:start-glue-point="1" draw:end-shape="id18" draw:end-glue-point="6" svg:d="M24876 9255h1397" svg:viewBox="0 0 1398 1">
          <text:p/>
        </draw:connector>
        <draw:connector draw:style-name="gr1" draw:text-style-name="P1" draw:layer="layout" svg:x1="26.273cm" svg:y1="13.065cm" svg:x2="24.876cm" svg:y2="13.065cm" draw:start-shape="id16" draw:start-glue-point="6" draw:end-shape="id19" draw:end-glue-point="1" svg:d="M26273 13065h-1397" svg:viewBox="0 0 1398 1">
          <text:p/>
        </draw:connector>
        <draw:connector draw:style-name="gr1" draw:text-style-name="P1" draw:layer="layout" draw:type="line" svg:x1="26.4cm" svg:y1="12.938cm" svg:x2="24.495cm" svg:y2="9.636cm" draw:start-shape="id16" draw:start-glue-point="4" draw:end-shape="id17" draw:end-glue-point="2" svg:d="M26400 12938l-1905-3302" svg:viewBox="0 0 1906 3303">
          <text:p/>
        </draw:connector>
        <draw:connector draw:style-name="gr1" draw:text-style-name="P1" draw:layer="layout" draw:type="line" svg:x1="26.4cm" svg:y1="9.382cm" svg:x2="24.495cm" svg:y2="12.684cm" draw:start-shape="id18" draw:start-glue-point="8" draw:end-shape="id19" draw:end-glue-point="0" svg:d="M2640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25.28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26.07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26.273cm" svg:y="11.531cm">
          <draw:text-box>
            <text:p><text:span text:style-name="T3">-</text:span><text:span text:style-name="T2">D1Feed</text:span></text:p>
          </draw:text-box>
        </draw:frame>
        <draw:frame draw:style-name="gr14" draw:text-style-name="P7" draw:layer="layout" svg:width="2.458cm" svg:height="0.772cm" svg:x="26.457cm" svg:y="9.753cm">
          <draw:text-box>
            <text:p><text:span text:style-name="T2">D1Feed</text:span></text:p>
          </draw:text-box>
        </draw:frame>
        <draw:line draw:style-name="gr17" draw:text-style-name="P1" draw:layer="layout" svg:x1="26.527cm" svg:y1="9.255cm" svg:x2="30.21cm" svg:y2="9.255cm">
          <text:p/>
        </draw:line>
        <draw:line draw:style-name="gr1" draw:text-style-name="P1" draw:layer="layout" svg:x1="30.21cm" svg:y1="13.065cm" svg:x2="28.94cm" svg:y2="13.065cm">
          <text:p/>
        </draw:line>
        <draw:line draw:style-name="gr4" draw:text-style-name="P1" draw:layer="layout" svg:x1="30.21cm" svg:y1="9.255cm" svg:x2="30.21cm" svg:y2="13.065cm">
          <text:p/>
        </draw:line>
        <draw:frame draw:style-name="gr11" draw:text-style-name="P7" draw:layer="layout" svg:width="2.28cm" svg:height="0.772cm" svg:x="7.28cm" svg:y="5.816cm">
          <draw:text-box>
            <text:p><text:span text:style-name="T2">-InnerFeed</text:span></text:p>
          </draw:text-box>
        </draw:frame>
        <draw:frame draw:style-name="gr18" draw:text-style-name="P6" draw:layer="layout" svg:width="5.794cm" svg:height="0.878cm" svg:x="2.27cm" svg:y="7.488cm">
          <draw:text-box>
            <text:p><text:span text:style-name="T1">Lattice 1 (L1)</text:span></text:p>
          </draw:text-box>
        </draw:frame>
        <draw:frame draw:style-name="gr6" draw:text-style-name="P5" draw:layer="layout" svg:width="1.56cm" svg:height="0.878cm" svg:x="1.98cm" svg:y="8.787cm">
          <draw:text-box>
            <text:p>Input</text:p>
          </draw:text-box>
        </draw:frame>
        <draw:frame draw:style-name="gr7" draw:text-style-name="P5" draw:layer="layout" svg:width="1.772cm" svg:height="0.878cm" svg:x="1.768cm" svg:y="12.604cm">
          <draw:text-box>
            <text:p>Output</text:p>
          </draw:text-box>
        </draw:frame>
        <draw:line draw:style-name="gr1" draw:text-style-name="P1" draw:layer="layout" svg:x1="3.538cm" svg:y1="39.735cm" svg:x2="6.205cm" svg:y2="39.735cm">
          <text:p/>
        </draw:line>
        <draw:g xml:id="id22" draw:id="id22">
          <draw:custom-shape draw:style-name="gr3" draw:text-style-name="P3" draw:layer="layout" svg:width="0.762cm" svg:height="0.762cm" svg:x="17.76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9.255cm" svg:x2="18.399cm" svg:y2="9.255cm">
            <text:p/>
          </draw:line>
          <draw:line draw:style-name="gr4" draw:text-style-name="P1" draw:layer="layout" svg:x1="18.145cm" svg:y1="9.001cm" svg:x2="18.145cm" svg:y2="9.509cm">
            <text:p/>
          </draw:line>
        </draw:g>
        <draw:g xml:id="id24" draw:id="id24">
          <draw:custom-shape draw:style-name="gr3" draw:text-style-name="P3" draw:layer="layout" svg:width="0.762cm" svg:height="0.762cm" svg:x="17.76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13.065cm" svg:x2="18.399cm" svg:y2="13.065cm">
            <text:p/>
          </draw:line>
          <draw:line draw:style-name="gr4" draw:text-style-name="P1" draw:layer="layout" svg:x1="18.145cm" svg:y1="12.811cm" svg:x2="18.145cm" svg:y2="13.319cm">
            <text:p/>
          </draw:line>
        </draw:g>
        <draw:custom-shape draw:style-name="gr12" draw:text-style-name="P2" xml:id="id20" draw:id="id20" draw:layer="layout" svg:width="1.27cm" svg:height="1.016cm" svg:x="21.32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23" draw:id="id23" draw:layer="layout" svg:width="0.254cm" svg:height="0.254cm" svg:x="19.92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0.254cm" svg:height="0.254cm" svg:x="19.92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1.32cm" svg:y1="13.065cm" svg:x2="20.177cm" svg:y2="13.065cm" draw:start-shape="id20" draw:start-glue-point="3" draw:end-shape="id21" draw:end-glue-point="10" svg:d="M21320 13065h-1143" svg:viewBox="0 0 1144 1">
          <text:p/>
        </draw:connector>
        <draw:connector draw:style-name="gr13" draw:text-style-name="P3" draw:layer="layout" svg:x1="18.526cm" svg:y1="9.255cm" svg:x2="19.923cm" svg:y2="9.255cm" draw:start-shape="id22" draw:start-glue-point="1" draw:end-shape="id23" draw:end-glue-point="6" svg:d="M18526 9255h1397" svg:viewBox="0 0 1398 1">
          <text:p/>
        </draw:connector>
        <draw:connector draw:style-name="gr1" draw:text-style-name="P1" draw:layer="layout" svg:x1="19.923cm" svg:y1="13.065cm" svg:x2="18.526cm" svg:y2="13.065cm" draw:start-shape="id21" draw:start-glue-point="6" draw:end-shape="id24" draw:end-glue-point="1" svg:d="M19923 13065h-1397" svg:viewBox="0 0 1398 1">
          <text:p/>
        </draw:connector>
        <draw:connector draw:style-name="gr1" draw:text-style-name="P1" draw:layer="layout" draw:type="line" svg:x1="20.05cm" svg:y1="12.938cm" svg:x2="18.145cm" svg:y2="9.636cm" draw:start-shape="id21" draw:start-glue-point="4" draw:end-shape="id22" draw:end-glue-point="2" svg:d="M20050 12938l-1905-3302" svg:viewBox="0 0 1906 3303">
          <text:p/>
        </draw:connector>
        <draw:connector draw:style-name="gr1" draw:text-style-name="P1" draw:layer="layout" draw:type="line" svg:x1="20.05cm" svg:y1="9.382cm" svg:x2="18.145cm" svg:y2="12.684cm" draw:start-shape="id23" draw:start-glue-point="8" draw:end-shape="id24" draw:end-glue-point="0" svg:d="M20050 9382l-1905 3302" svg:viewBox="0 0 1906 3303">
          <text:p/>
        </draw:connector>
        <draw:custom-shape draw:style-name="gr9" draw:text-style-name="P3" draw:layer="layout" svg:width="0.762cm" svg:height="0.762cm" draw:transform="rotate (0.523598775598299) translate (18.93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9.72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19.923cm" svg:y="11.531cm">
          <draw:text-box>
            <text:p><text:span text:style-name="T3">-</text:span><text:span text:style-name="T2">D1Feed</text:span></text:p>
          </draw:text-box>
        </draw:frame>
        <draw:frame draw:style-name="gr14" draw:text-style-name="P7" draw:layer="layout" svg:width="2.458cm" svg:height="0.772cm" svg:x="20.107cm" svg:y="9.753cm">
          <draw:text-box>
            <text:p><text:span text:style-name="T2">D1Feed</text:span></text:p>
          </draw:text-box>
        </draw:frame>
        <draw:line draw:style-name="gr15" draw:text-style-name="P1" draw:layer="layout" svg:x1="20.177cm" svg:y1="9.255cm" svg:x2="24.114cm" svg:y2="9.255cm">
          <text:p/>
        </draw:line>
        <draw:line draw:style-name="gr1" draw:text-style-name="P1" draw:layer="layout" svg:x1="17.764cm" svg:y1="13.065cm" svg:x2="16.24cm" svg:y2="13.065cm">
          <text:p/>
        </draw:line>
        <draw:custom-shape draw:style-name="gr19" draw:text-style-name="P2" draw:layer="layout" svg:width="3.429cm" svg:height="1.016cm" svg:x="6.205cm" svg:y="39.227cm">
          <text:p text:style-name="P2">L4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34cm" svg:y1="39.735cm" svg:x2="12.555cm" svg:y2="39.735cm">
          <text:p/>
        </draw:line>
        <draw:custom-shape draw:style-name="gr20" draw:text-style-name="P2" draw:layer="layout" svg:width="3.556cm" svg:height="6.096cm" svg:x="12.555cm" svg:y="39.227cm">
          <text:p text:style-name="P2">M-S Mixer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429cm" svg:height="1.016cm" svg:x="6.205cm" svg:y="44.307cm">
          <text:p text:style-name="P2">L4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34cm" svg:y1="44.815cm" svg:x2="12.555cm" svg:y2="44.815cm">
          <text:p/>
        </draw:line>
        <draw:line draw:style-name="gr1" draw:text-style-name="P1" draw:layer="layout" svg:x1="3.538cm" svg:y1="44.815cm" svg:x2="6.205cm" svg:y2="44.815cm">
          <text:p/>
        </draw:line>
        <draw:frame draw:style-name="gr6" draw:text-style-name="P7" draw:layer="layout" svg:width="1.56cm" svg:height="0.878cm" svg:x="8.816cm" svg:y="41.875cm">
          <draw:text-box>
            <text:p text:style-name="P8"><text:span text:style-name="T2">Cross</text:span></text:p>
          </draw:text-box>
        </draw:frame>
        <draw:line draw:style-name="gr1" draw:text-style-name="P1" draw:layer="layout" svg:x1="16.111cm" svg:y1="39.735cm" svg:x2="17.508cm" svg:y2="39.735cm">
          <text:p/>
        </draw:line>
        <draw:line draw:style-name="gr1" draw:text-style-name="P1" draw:layer="layout" svg:x1="16.111cm" svg:y1="44.815cm" svg:x2="17.508cm" svg:y2="44.815cm">
          <text:p/>
        </draw:line>
        <draw:g xml:id="id27" draw:id="id27">
          <draw:custom-shape draw:style-name="gr3" draw:text-style-name="P3" draw:layer="layout" svg:width="0.762cm" svg:height="0.762cm" svg:x="5.064cm" svg:y="16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16.875cm" svg:x2="5.699cm" svg:y2="16.875cm">
            <text:p/>
          </draw:line>
          <draw:line draw:style-name="gr4" draw:text-style-name="P1" draw:layer="layout" svg:x1="5.445cm" svg:y1="16.621cm" svg:x2="5.445cm" svg:y2="17.129cm">
            <text:p/>
          </draw:line>
        </draw:g>
        <draw:g xml:id="id29" draw:id="id29">
          <draw:custom-shape draw:style-name="gr3" draw:text-style-name="P3" draw:layer="layout" svg:width="0.762cm" svg:height="0.762cm" svg:x="5.064cm" svg:y="20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20.685cm" svg:x2="5.699cm" svg:y2="20.685cm">
            <text:p/>
          </draw:line>
          <draw:line draw:style-name="gr4" draw:text-style-name="P1" draw:layer="layout" svg:x1="5.445cm" svg:y1="20.431cm" svg:x2="5.445cm" svg:y2="20.939cm">
            <text:p/>
          </draw:line>
        </draw:g>
        <draw:line draw:style-name="gr1" draw:text-style-name="P1" draw:layer="layout" svg:x1="3.54cm" svg:y1="16.875cm" svg:x2="5.064cm" svg:y2="16.875cm">
          <text:p/>
        </draw:line>
        <draw:line draw:style-name="gr1" draw:text-style-name="P1" draw:layer="layout" svg:x1="5.064cm" svg:y1="20.685cm" svg:x2="3.54cm" svg:y2="20.685cm">
          <text:p/>
        </draw:line>
        <draw:custom-shape draw:style-name="gr12" draw:text-style-name="P2" xml:id="id25" draw:id="id25" draw:layer="layout" svg:width="1.27cm" svg:height="1.016cm" svg:x="8.62cm" svg:y="20.177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5" draw:text-style-name="P4" xml:id="id28" draw:id="id28" draw:layer="layout" svg:width="0.254cm" svg:height="0.254cm" svg:x="7.22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6" draw:id="id26" draw:layer="layout" svg:width="0.254cm" svg:height="0.254cm" svg:x="7.22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8.62cm" svg:y1="20.685cm" svg:x2="7.477cm" svg:y2="20.685cm" draw:start-shape="id25" draw:start-glue-point="3" draw:end-shape="id26" draw:end-glue-point="10" svg:d="M8620 20685h-1143" svg:viewBox="0 0 1144 1">
          <text:p/>
        </draw:connector>
        <draw:connector draw:style-name="gr13" draw:text-style-name="P3" draw:layer="layout" svg:x1="5.826cm" svg:y1="16.875cm" svg:x2="7.223cm" svg:y2="16.875cm" draw:start-shape="id27" draw:start-glue-point="1" draw:end-shape="id28" draw:end-glue-point="6" svg:d="M5826 16875h1397" svg:viewBox="0 0 1398 1">
          <text:p/>
        </draw:connector>
        <draw:connector draw:style-name="gr1" draw:text-style-name="P1" draw:layer="layout" svg:x1="7.223cm" svg:y1="20.685cm" svg:x2="5.826cm" svg:y2="20.685cm" draw:start-shape="id26" draw:start-glue-point="6" draw:end-shape="id29" draw:end-glue-point="1" svg:d="M7223 20685h-1397" svg:viewBox="0 0 1398 1">
          <text:p/>
        </draw:connector>
        <draw:connector draw:style-name="gr1" draw:text-style-name="P1" draw:layer="layout" draw:type="line" svg:x1="7.35cm" svg:y1="20.558cm" svg:x2="5.445cm" svg:y2="17.256cm" draw:start-shape="id26" draw:start-glue-point="4" draw:end-shape="id27" draw:end-glue-point="2" svg:d="M7350 20558l-1905-3302" svg:viewBox="0 0 1906 3303">
          <text:p/>
        </draw:connector>
        <draw:connector draw:style-name="gr1" draw:text-style-name="P1" draw:layer="layout" draw:type="line" svg:x1="7.35cm" svg:y1="17.002cm" svg:x2="5.445cm" svg:y2="20.304cm" draw:start-shape="id28" draw:start-glue-point="8" draw:end-shape="id29" draw:end-glue-point="0" svg:d="M7350 17002l-1905 3302" svg:viewBox="0 0 1906 3303">
          <text:p/>
        </draw:connector>
        <draw:custom-shape draw:style-name="gr9" draw:text-style-name="P3" draw:layer="layout" svg:width="0.762cm" svg:height="0.762cm" draw:transform="rotate (0.523598775598299) translate (6.235cm 19.3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7.022cm 18.3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7.223cm" svg:y="19.151cm">
          <draw:text-box>
            <text:p><text:span text:style-name="T3">-</text:span><text:span text:style-name="T2">D2Feed</text:span></text:p>
          </draw:text-box>
        </draw:frame>
        <draw:frame draw:style-name="gr11" draw:text-style-name="P7" draw:layer="layout" svg:width="2.28cm" svg:height="0.772cm" svg:x="7.407cm" svg:y="17.373cm">
          <draw:text-box>
            <text:p><text:span text:style-name="T2">D2Feed</text:span></text:p>
          </draw:text-box>
        </draw:frame>
        <draw:g xml:id="id32" draw:id="id32">
          <draw:custom-shape draw:style-name="gr3" draw:text-style-name="P3" draw:layer="layout" svg:width="0.762cm" svg:height="0.762cm" svg:x="11.414cm" svg:y="16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16.875cm" svg:x2="12.049cm" svg:y2="16.875cm">
            <text:p/>
          </draw:line>
          <draw:line draw:style-name="gr4" draw:text-style-name="P1" draw:layer="layout" svg:x1="11.795cm" svg:y1="16.621cm" svg:x2="11.795cm" svg:y2="17.129cm">
            <text:p/>
          </draw:line>
        </draw:g>
        <draw:g xml:id="id34" draw:id="id34">
          <draw:custom-shape draw:style-name="gr3" draw:text-style-name="P3" draw:layer="layout" svg:width="0.762cm" svg:height="0.762cm" svg:x="11.414cm" svg:y="20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20.685cm" svg:x2="12.049cm" svg:y2="20.685cm">
            <text:p/>
          </draw:line>
          <draw:line draw:style-name="gr4" draw:text-style-name="P1" draw:layer="layout" svg:x1="11.795cm" svg:y1="20.431cm" svg:x2="11.795cm" svg:y2="20.939cm">
            <text:p/>
          </draw:line>
        </draw:g>
        <draw:line draw:style-name="gr1" draw:text-style-name="P1" draw:layer="layout" svg:x1="7.477cm" svg:y1="16.875cm" svg:x2="11.414cm" svg:y2="16.875cm">
          <text:p/>
        </draw:line>
        <draw:line draw:style-name="gr1" draw:text-style-name="P1" draw:layer="layout" svg:x1="11.414cm" svg:y1="20.685cm" svg:x2="9.89cm" svg:y2="20.685cm">
          <text:p/>
        </draw:line>
        <draw:custom-shape draw:style-name="gr12" draw:text-style-name="P2" xml:id="id30" draw:id="id30" draw:layer="layout" svg:width="1.27cm" svg:height="1.016cm" svg:x="14.97cm" svg:y="20.177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5" draw:text-style-name="P4" xml:id="id33" draw:id="id33" draw:layer="layout" svg:width="0.254cm" svg:height="0.254cm" svg:x="13.57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1" draw:id="id31" draw:layer="layout" svg:width="0.254cm" svg:height="0.254cm" svg:x="13.57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97cm" svg:y1="20.685cm" svg:x2="13.827cm" svg:y2="20.685cm" draw:start-shape="id30" draw:start-glue-point="3" draw:end-shape="id31" draw:end-glue-point="10" svg:d="M14970 20685h-1143" svg:viewBox="0 0 1144 1">
          <text:p/>
        </draw:connector>
        <draw:connector draw:style-name="gr13" draw:text-style-name="P3" draw:layer="layout" svg:x1="12.176cm" svg:y1="16.875cm" svg:x2="13.573cm" svg:y2="16.875cm" draw:start-shape="id32" draw:start-glue-point="1" draw:end-shape="id33" draw:end-glue-point="6" svg:d="M12176 16875h1397" svg:viewBox="0 0 1398 1">
          <text:p/>
        </draw:connector>
        <draw:connector draw:style-name="gr1" draw:text-style-name="P1" draw:layer="layout" svg:x1="13.573cm" svg:y1="20.685cm" svg:x2="12.176cm" svg:y2="20.685cm" draw:start-shape="id31" draw:start-glue-point="6" draw:end-shape="id34" draw:end-glue-point="1" svg:d="M13573 20685h-1397" svg:viewBox="0 0 1398 1">
          <text:p/>
        </draw:connector>
        <draw:connector draw:style-name="gr1" draw:text-style-name="P1" draw:layer="layout" draw:type="line" svg:x1="13.7cm" svg:y1="20.558cm" svg:x2="11.795cm" svg:y2="17.256cm" draw:start-shape="id31" draw:start-glue-point="4" draw:end-shape="id32" draw:end-glue-point="2" svg:d="M13700 20558l-1905-3302" svg:viewBox="0 0 1906 3303">
          <text:p/>
        </draw:connector>
        <draw:connector draw:style-name="gr1" draw:text-style-name="P1" draw:layer="layout" draw:type="line" svg:x1="13.7cm" svg:y1="17.002cm" svg:x2="11.795cm" svg:y2="20.304cm" draw:start-shape="id33" draw:start-glue-point="8" draw:end-shape="id34" draw:end-glue-point="0" svg:d="M13700 17002l-1905 3302" svg:viewBox="0 0 1906 3303">
          <text:p/>
        </draw:connector>
        <draw:custom-shape draw:style-name="gr9" draw:text-style-name="P3" draw:layer="layout" svg:width="0.762cm" svg:height="0.762cm" draw:transform="rotate (0.523598775598299) translate (12.585cm 19.3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3.372cm 18.3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13.573cm" svg:y="19.151cm">
          <draw:text-box>
            <text:p><text:span text:style-name="T3">-D2Feed</text:span></text:p>
          </draw:text-box>
        </draw:frame>
        <draw:frame draw:style-name="gr11" draw:text-style-name="P7" draw:layer="layout" svg:width="2.28cm" svg:height="0.772cm" svg:x="13.757cm" svg:y="17.373cm">
          <draw:text-box>
            <text:p><text:span text:style-name="T2">D2Feed</text:span></text:p>
          </draw:text-box>
        </draw:frame>
        <draw:line draw:style-name="gr15" draw:text-style-name="P1" draw:layer="layout" svg:x1="13.827cm" svg:y1="16.875cm" svg:x2="17.764cm" svg:y2="16.875cm">
          <text:p/>
        </draw:line>
        <draw:g xml:id="id37" draw:id="id37">
          <draw:custom-shape draw:style-name="gr3" draw:text-style-name="P3" draw:layer="layout" svg:width="0.762cm" svg:height="0.762cm" svg:x="24.114cm" svg:y="16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16.875cm" svg:x2="24.749cm" svg:y2="16.875cm">
            <text:p/>
          </draw:line>
          <draw:line draw:style-name="gr4" draw:text-style-name="P1" draw:layer="layout" svg:x1="24.495cm" svg:y1="16.621cm" svg:x2="24.495cm" svg:y2="17.129cm">
            <text:p/>
          </draw:line>
        </draw:g>
        <draw:g xml:id="id39" draw:id="id39">
          <draw:custom-shape draw:style-name="gr3" draw:text-style-name="P3" draw:layer="layout" svg:width="0.762cm" svg:height="0.762cm" svg:x="24.114cm" svg:y="20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20.685cm" svg:x2="24.749cm" svg:y2="20.685cm">
            <text:p/>
          </draw:line>
          <draw:line draw:style-name="gr4" draw:text-style-name="P1" draw:layer="layout" svg:x1="24.495cm" svg:y1="20.431cm" svg:x2="24.495cm" svg:y2="20.939cm">
            <text:p/>
          </draw:line>
        </draw:g>
        <draw:line draw:style-name="gr1" draw:text-style-name="P1" draw:layer="layout" svg:x1="24.114cm" svg:y1="20.685cm" svg:x2="22.59cm" svg:y2="20.685cm">
          <text:p/>
        </draw:line>
        <draw:custom-shape draw:style-name="gr12" draw:text-style-name="P2" xml:id="id35" draw:id="id35" draw:layer="layout" svg:width="1.27cm" svg:height="1.016cm" svg:x="27.67cm" svg:y="20.177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5" draw:text-style-name="P4" xml:id="id38" draw:id="id38" draw:layer="layout" svg:width="0.254cm" svg:height="0.254cm" svg:x="26.27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6" draw:id="id36" draw:layer="layout" svg:width="0.254cm" svg:height="0.254cm" svg:x="26.27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7.67cm" svg:y1="20.685cm" svg:x2="26.527cm" svg:y2="20.685cm" draw:start-shape="id35" draw:start-glue-point="3" draw:end-shape="id36" draw:end-glue-point="10" svg:d="M27670 20685h-1143" svg:viewBox="0 0 1144 1">
          <text:p/>
        </draw:connector>
        <draw:connector draw:style-name="gr13" draw:text-style-name="P3" draw:layer="layout" svg:x1="24.876cm" svg:y1="16.875cm" svg:x2="26.273cm" svg:y2="16.875cm" draw:start-shape="id37" draw:start-glue-point="1" draw:end-shape="id38" draw:end-glue-point="6" svg:d="M24876 16875h1397" svg:viewBox="0 0 1398 1">
          <text:p/>
        </draw:connector>
        <draw:connector draw:style-name="gr1" draw:text-style-name="P1" draw:layer="layout" svg:x1="26.273cm" svg:y1="20.685cm" svg:x2="24.876cm" svg:y2="20.685cm" draw:start-shape="id36" draw:start-glue-point="6" draw:end-shape="id39" draw:end-glue-point="1" svg:d="M26273 20685h-1397" svg:viewBox="0 0 1398 1">
          <text:p/>
        </draw:connector>
        <draw:connector draw:style-name="gr1" draw:text-style-name="P1" draw:layer="layout" draw:type="line" svg:x1="26.4cm" svg:y1="20.558cm" svg:x2="24.495cm" svg:y2="17.256cm" draw:start-shape="id36" draw:start-glue-point="4" draw:end-shape="id37" draw:end-glue-point="2" svg:d="M26400 20558l-1905-3302" svg:viewBox="0 0 1906 3303">
          <text:p/>
        </draw:connector>
        <draw:connector draw:style-name="gr1" draw:text-style-name="P1" draw:layer="layout" draw:type="line" svg:x1="26.4cm" svg:y1="17.002cm" svg:x2="24.495cm" svg:y2="20.304cm" draw:start-shape="id38" draw:start-glue-point="8" draw:end-shape="id39" draw:end-glue-point="0" svg:d="M26400 17002l-1905 3302" svg:viewBox="0 0 1906 3303">
          <text:p/>
        </draw:connector>
        <draw:custom-shape draw:style-name="gr9" draw:text-style-name="P3" draw:layer="layout" svg:width="0.762cm" svg:height="0.762cm" draw:transform="rotate (0.523598775598299) translate (25.285cm 19.3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26.072cm 18.3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26.273cm" svg:y="19.151cm">
          <draw:text-box>
            <text:p><text:span text:style-name="T3">-D2Feed</text:span></text:p>
          </draw:text-box>
        </draw:frame>
        <draw:frame draw:style-name="gr14" draw:text-style-name="P7" draw:layer="layout" svg:width="2.458cm" svg:height="0.772cm" svg:x="26.457cm" svg:y="17.373cm">
          <draw:text-box>
            <text:p><text:span text:style-name="T2">D2Feed</text:span></text:p>
          </draw:text-box>
        </draw:frame>
        <draw:line draw:style-name="gr17" draw:text-style-name="P1" draw:layer="layout" svg:x1="26.527cm" svg:y1="16.875cm" svg:x2="30.21cm" svg:y2="16.875cm">
          <text:p/>
        </draw:line>
        <draw:line draw:style-name="gr1" draw:text-style-name="P1" draw:layer="layout" svg:x1="30.21cm" svg:y1="20.685cm" svg:x2="28.94cm" svg:y2="20.685cm">
          <text:p/>
        </draw:line>
        <draw:line draw:style-name="gr4" draw:text-style-name="P1" draw:layer="layout" svg:x1="30.21cm" svg:y1="16.875cm" svg:x2="30.21cm" svg:y2="20.685cm">
          <text:p/>
        </draw:line>
        <draw:g xml:id="id42" draw:id="id42">
          <draw:custom-shape draw:style-name="gr3" draw:text-style-name="P3" draw:layer="layout" svg:width="0.762cm" svg:height="0.762cm" svg:x="17.764cm" svg:y="16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16.875cm" svg:x2="18.399cm" svg:y2="16.875cm">
            <text:p/>
          </draw:line>
          <draw:line draw:style-name="gr4" draw:text-style-name="P1" draw:layer="layout" svg:x1="18.145cm" svg:y1="16.621cm" svg:x2="18.145cm" svg:y2="17.129cm">
            <text:p/>
          </draw:line>
        </draw:g>
        <draw:g xml:id="id44" draw:id="id44">
          <draw:custom-shape draw:style-name="gr3" draw:text-style-name="P3" draw:layer="layout" svg:width="0.762cm" svg:height="0.762cm" svg:x="17.764cm" svg:y="20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20.685cm" svg:x2="18.399cm" svg:y2="20.685cm">
            <text:p/>
          </draw:line>
          <draw:line draw:style-name="gr4" draw:text-style-name="P1" draw:layer="layout" svg:x1="18.145cm" svg:y1="20.431cm" svg:x2="18.145cm" svg:y2="20.939cm">
            <text:p/>
          </draw:line>
        </draw:g>
        <draw:custom-shape draw:style-name="gr12" draw:text-style-name="P2" xml:id="id40" draw:id="id40" draw:layer="layout" svg:width="1.27cm" svg:height="1.016cm" svg:x="21.32cm" svg:y="20.177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5" draw:text-style-name="P4" xml:id="id43" draw:id="id43" draw:layer="layout" svg:width="0.254cm" svg:height="0.254cm" svg:x="19.923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1" draw:id="id41" draw:layer="layout" svg:width="0.254cm" svg:height="0.254cm" svg:x="19.92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1.32cm" svg:y1="20.685cm" svg:x2="20.177cm" svg:y2="20.685cm" draw:start-shape="id40" draw:start-glue-point="3" draw:end-shape="id41" draw:end-glue-point="10" svg:d="M21320 20685h-1143" svg:viewBox="0 0 1144 1">
          <text:p/>
        </draw:connector>
        <draw:connector draw:style-name="gr13" draw:text-style-name="P3" draw:layer="layout" svg:x1="18.526cm" svg:y1="16.875cm" svg:x2="19.923cm" svg:y2="16.875cm" draw:start-shape="id42" draw:start-glue-point="1" draw:end-shape="id43" draw:end-glue-point="6" svg:d="M18526 16875h1397" svg:viewBox="0 0 1398 1">
          <text:p/>
        </draw:connector>
        <draw:connector draw:style-name="gr1" draw:text-style-name="P1" draw:layer="layout" svg:x1="19.923cm" svg:y1="20.685cm" svg:x2="18.526cm" svg:y2="20.685cm" draw:start-shape="id41" draw:start-glue-point="6" draw:end-shape="id44" draw:end-glue-point="1" svg:d="M19923 20685h-1397" svg:viewBox="0 0 1398 1">
          <text:p/>
        </draw:connector>
        <draw:connector draw:style-name="gr1" draw:text-style-name="P1" draw:layer="layout" draw:type="line" svg:x1="20.05cm" svg:y1="20.558cm" svg:x2="18.145cm" svg:y2="17.256cm" draw:start-shape="id41" draw:start-glue-point="4" draw:end-shape="id42" draw:end-glue-point="2" svg:d="M20050 20558l-1905-3302" svg:viewBox="0 0 1906 3303">
          <text:p/>
        </draw:connector>
        <draw:connector draw:style-name="gr1" draw:text-style-name="P1" draw:layer="layout" draw:type="line" svg:x1="20.05cm" svg:y1="17.002cm" svg:x2="18.145cm" svg:y2="20.304cm" draw:start-shape="id43" draw:start-glue-point="8" draw:end-shape="id44" draw:end-glue-point="0" svg:d="M20050 17002l-1905 3302" svg:viewBox="0 0 1906 3303">
          <text:p/>
        </draw:connector>
        <draw:custom-shape draw:style-name="gr9" draw:text-style-name="P3" draw:layer="layout" svg:width="0.762cm" svg:height="0.762cm" draw:transform="rotate (0.523598775598299) translate (18.935cm 19.3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9.722cm 18.3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19.923cm" svg:y="19.151cm">
          <draw:text-box>
            <text:p><text:span text:style-name="T3">-</text:span><text:span text:style-name="T2">D2Feed</text:span></text:p>
          </draw:text-box>
        </draw:frame>
        <draw:frame draw:style-name="gr14" draw:text-style-name="P7" draw:layer="layout" svg:width="2.458cm" svg:height="0.772cm" svg:x="20.107cm" svg:y="17.373cm">
          <draw:text-box>
            <text:p><text:span text:style-name="T2">D2Feed</text:span></text:p>
          </draw:text-box>
        </draw:frame>
        <draw:line draw:style-name="gr15" draw:text-style-name="P1" draw:layer="layout" svg:x1="20.177cm" svg:y1="16.875cm" svg:x2="24.114cm" svg:y2="16.875cm">
          <text:p/>
        </draw:line>
        <draw:line draw:style-name="gr1" draw:text-style-name="P1" draw:layer="layout" svg:x1="17.764cm" svg:y1="20.685cm" svg:x2="16.24cm" svg:y2="20.685cm">
          <text:p/>
        </draw:line>
        <draw:frame draw:style-name="gr18" draw:text-style-name="P6" draw:layer="layout" svg:width="5.794cm" svg:height="0.878cm" svg:x="2.191cm" svg:y="15.108cm">
          <draw:text-box>
            <text:p><text:span text:style-name="T1">Lattice 2 (L2)</text:span></text:p>
          </draw:text-box>
        </draw:frame>
        <draw:frame draw:style-name="gr6" draw:text-style-name="P5" draw:layer="layout" svg:width="1.56cm" svg:height="0.878cm" svg:x="1.974cm" svg:y="16.407cm">
          <draw:text-box>
            <text:p>Input</text:p>
          </draw:text-box>
        </draw:frame>
        <draw:frame draw:style-name="gr7" draw:text-style-name="P5" draw:layer="layout" svg:width="1.772cm" svg:height="0.878cm" svg:x="1.762cm" svg:y="20.224cm">
          <draw:text-box>
            <text:p>Output</text:p>
          </draw:text-box>
        </draw:frame>
        <draw:g xml:id="id47" draw:id="id47">
          <draw:custom-shape draw:style-name="gr3" draw:text-style-name="P3" draw:layer="layout" svg:width="0.762cm" svg:height="0.762cm" svg:x="5.064cm" svg:y="24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24.484cm" svg:x2="5.699cm" svg:y2="24.484cm">
            <text:p/>
          </draw:line>
          <draw:line draw:style-name="gr4" draw:text-style-name="P1" draw:layer="layout" svg:x1="5.445cm" svg:y1="24.23cm" svg:x2="5.445cm" svg:y2="24.738cm">
            <text:p/>
          </draw:line>
        </draw:g>
        <draw:g xml:id="id49" draw:id="id49">
          <draw:custom-shape draw:style-name="gr3" draw:text-style-name="P3" draw:layer="layout" svg:width="0.762cm" svg:height="0.762cm" svg:x="5.064cm" svg:y="27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28.294cm" svg:x2="5.699cm" svg:y2="28.294cm">
            <text:p/>
          </draw:line>
          <draw:line draw:style-name="gr4" draw:text-style-name="P1" draw:layer="layout" svg:x1="5.445cm" svg:y1="28.04cm" svg:x2="5.445cm" svg:y2="28.548cm">
            <text:p/>
          </draw:line>
        </draw:g>
        <draw:line draw:style-name="gr1" draw:text-style-name="P1" draw:layer="layout" svg:x1="3.54cm" svg:y1="24.484cm" svg:x2="5.064cm" svg:y2="24.484cm">
          <text:p/>
        </draw:line>
        <draw:line draw:style-name="gr1" draw:text-style-name="P1" draw:layer="layout" svg:x1="5.064cm" svg:y1="28.294cm" svg:x2="3.54cm" svg:y2="28.294cm">
          <text:p/>
        </draw:line>
        <draw:custom-shape draw:style-name="gr12" draw:text-style-name="P2" xml:id="id45" draw:id="id45" draw:layer="layout" svg:width="1.27cm" svg:height="1.016cm" svg:x="8.62cm" svg:y="27.786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5" draw:text-style-name="P4" xml:id="id48" draw:id="id48" draw:layer="layout" svg:width="0.254cm" svg:height="0.254cm" svg:x="7.223cm" svg:y="2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6" draw:id="id46" draw:layer="layout" svg:width="0.254cm" svg:height="0.254cm" svg:x="7.223cm" svg:y="2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8.62cm" svg:y1="28.294cm" svg:x2="7.477cm" svg:y2="28.294cm" draw:start-shape="id45" draw:start-glue-point="3" draw:end-shape="id46" draw:end-glue-point="10" svg:d="M8620 28294h-1143" svg:viewBox="0 0 1144 1">
          <text:p/>
        </draw:connector>
        <draw:connector draw:style-name="gr13" draw:text-style-name="P3" draw:layer="layout" svg:x1="5.826cm" svg:y1="24.484cm" svg:x2="7.223cm" svg:y2="24.484cm" draw:start-shape="id47" draw:start-glue-point="1" draw:end-shape="id48" draw:end-glue-point="6" svg:d="M5826 24484h1397" svg:viewBox="0 0 1398 1">
          <text:p/>
        </draw:connector>
        <draw:connector draw:style-name="gr1" draw:text-style-name="P1" draw:layer="layout" svg:x1="7.223cm" svg:y1="28.294cm" svg:x2="5.826cm" svg:y2="28.294cm" draw:start-shape="id46" draw:start-glue-point="6" draw:end-shape="id49" draw:end-glue-point="1" svg:d="M7223 28294h-1397" svg:viewBox="0 0 1398 1">
          <text:p/>
        </draw:connector>
        <draw:connector draw:style-name="gr1" draw:text-style-name="P1" draw:layer="layout" draw:type="line" svg:x1="7.35cm" svg:y1="28.167cm" svg:x2="5.445cm" svg:y2="24.865cm" draw:start-shape="id46" draw:start-glue-point="4" draw:end-shape="id47" draw:end-glue-point="2" svg:d="M7350 28167l-1905-3302" svg:viewBox="0 0 1906 3303">
          <text:p/>
        </draw:connector>
        <draw:connector draw:style-name="gr1" draw:text-style-name="P1" draw:layer="layout" draw:type="line" svg:x1="7.35cm" svg:y1="24.611cm" svg:x2="5.445cm" svg:y2="27.913cm" draw:start-shape="id48" draw:start-glue-point="8" draw:end-shape="id49" draw:end-glue-point="0" svg:d="M7350 24611l-1905 3302" svg:viewBox="0 0 1906 3303">
          <text:p/>
        </draw:connector>
        <draw:custom-shape draw:style-name="gr9" draw:text-style-name="P3" draw:layer="layout" svg:width="0.762cm" svg:height="0.762cm" draw:transform="rotate (0.523598775598299) translate (6.235cm 27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7.022cm 25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7.223cm" svg:y="26.76cm">
          <draw:text-box>
            <text:p><text:span text:style-name="T3">-D3Feed</text:span></text:p>
          </draw:text-box>
        </draw:frame>
        <draw:frame draw:style-name="gr11" draw:text-style-name="P7" draw:layer="layout" svg:width="2.28cm" svg:height="0.772cm" svg:x="7.407cm" svg:y="24.982cm">
          <draw:text-box>
            <text:p><text:span text:style-name="T2">D3Feed</text:span></text:p>
          </draw:text-box>
        </draw:frame>
        <draw:g xml:id="id52" draw:id="id52">
          <draw:custom-shape draw:style-name="gr3" draw:text-style-name="P3" draw:layer="layout" svg:width="0.762cm" svg:height="0.762cm" svg:x="11.414cm" svg:y="24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24.484cm" svg:x2="12.049cm" svg:y2="24.484cm">
            <text:p/>
          </draw:line>
          <draw:line draw:style-name="gr4" draw:text-style-name="P1" draw:layer="layout" svg:x1="11.795cm" svg:y1="24.23cm" svg:x2="11.795cm" svg:y2="24.738cm">
            <text:p/>
          </draw:line>
        </draw:g>
        <draw:g xml:id="id54" draw:id="id54">
          <draw:custom-shape draw:style-name="gr3" draw:text-style-name="P3" draw:layer="layout" svg:width="0.762cm" svg:height="0.762cm" svg:x="11.414cm" svg:y="27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28.294cm" svg:x2="12.049cm" svg:y2="28.294cm">
            <text:p/>
          </draw:line>
          <draw:line draw:style-name="gr4" draw:text-style-name="P1" draw:layer="layout" svg:x1="11.795cm" svg:y1="28.04cm" svg:x2="11.795cm" svg:y2="28.548cm">
            <text:p/>
          </draw:line>
        </draw:g>
        <draw:line draw:style-name="gr1" draw:text-style-name="P1" draw:layer="layout" svg:x1="7.477cm" svg:y1="24.484cm" svg:x2="11.414cm" svg:y2="24.484cm">
          <text:p/>
        </draw:line>
        <draw:line draw:style-name="gr1" draw:text-style-name="P1" draw:layer="layout" svg:x1="11.414cm" svg:y1="28.294cm" svg:x2="9.89cm" svg:y2="28.294cm">
          <text:p/>
        </draw:line>
        <draw:custom-shape draw:style-name="gr12" draw:text-style-name="P2" xml:id="id50" draw:id="id50" draw:layer="layout" svg:width="1.27cm" svg:height="1.016cm" svg:x="14.97cm" svg:y="27.786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5" draw:text-style-name="P4" xml:id="id53" draw:id="id53" draw:layer="layout" svg:width="0.254cm" svg:height="0.254cm" svg:x="13.573cm" svg:y="2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1" draw:id="id51" draw:layer="layout" svg:width="0.254cm" svg:height="0.254cm" svg:x="13.573cm" svg:y="2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97cm" svg:y1="28.294cm" svg:x2="13.827cm" svg:y2="28.294cm" draw:start-shape="id50" draw:start-glue-point="3" draw:end-shape="id51" draw:end-glue-point="10" svg:d="M14970 28294h-1143" svg:viewBox="0 0 1144 1">
          <text:p/>
        </draw:connector>
        <draw:connector draw:style-name="gr13" draw:text-style-name="P3" draw:layer="layout" svg:x1="12.176cm" svg:y1="24.484cm" svg:x2="13.573cm" svg:y2="24.484cm" draw:start-shape="id52" draw:start-glue-point="1" draw:end-shape="id53" draw:end-glue-point="6" svg:d="M12176 24484h1397" svg:viewBox="0 0 1398 1">
          <text:p/>
        </draw:connector>
        <draw:connector draw:style-name="gr1" draw:text-style-name="P1" draw:layer="layout" svg:x1="13.573cm" svg:y1="28.294cm" svg:x2="12.176cm" svg:y2="28.294cm" draw:start-shape="id51" draw:start-glue-point="6" draw:end-shape="id54" draw:end-glue-point="1" svg:d="M13573 28294h-1397" svg:viewBox="0 0 1398 1">
          <text:p/>
        </draw:connector>
        <draw:connector draw:style-name="gr1" draw:text-style-name="P1" draw:layer="layout" draw:type="line" svg:x1="13.7cm" svg:y1="28.167cm" svg:x2="11.795cm" svg:y2="24.865cm" draw:start-shape="id51" draw:start-glue-point="4" draw:end-shape="id52" draw:end-glue-point="2" svg:d="M13700 28167l-1905-3302" svg:viewBox="0 0 1906 3303">
          <text:p/>
        </draw:connector>
        <draw:connector draw:style-name="gr1" draw:text-style-name="P1" draw:layer="layout" draw:type="line" svg:x1="13.7cm" svg:y1="24.611cm" svg:x2="11.795cm" svg:y2="27.913cm" draw:start-shape="id53" draw:start-glue-point="8" draw:end-shape="id54" draw:end-glue-point="0" svg:d="M13700 24611l-1905 3302" svg:viewBox="0 0 1906 3303">
          <text:p/>
        </draw:connector>
        <draw:custom-shape draw:style-name="gr9" draw:text-style-name="P3" draw:layer="layout" svg:width="0.762cm" svg:height="0.762cm" draw:transform="rotate (0.523598775598299) translate (12.585cm 27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3.372cm 25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13.573cm" svg:y="26.76cm">
          <draw:text-box>
            <text:p><text:span text:style-name="T3">-D3Feed</text:span></text:p>
          </draw:text-box>
        </draw:frame>
        <draw:frame draw:style-name="gr11" draw:text-style-name="P7" draw:layer="layout" svg:width="2.28cm" svg:height="0.772cm" svg:x="13.757cm" svg:y="24.982cm">
          <draw:text-box>
            <text:p><text:span text:style-name="T2">D3Feed</text:span></text:p>
          </draw:text-box>
        </draw:frame>
        <draw:line draw:style-name="gr15" draw:text-style-name="P1" draw:layer="layout" svg:x1="13.827cm" svg:y1="24.484cm" svg:x2="17.764cm" svg:y2="24.484cm">
          <text:p/>
        </draw:line>
        <draw:g xml:id="id57" draw:id="id57">
          <draw:custom-shape draw:style-name="gr3" draw:text-style-name="P3" draw:layer="layout" svg:width="0.762cm" svg:height="0.762cm" svg:x="24.114cm" svg:y="24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24.484cm" svg:x2="24.749cm" svg:y2="24.484cm">
            <text:p/>
          </draw:line>
          <draw:line draw:style-name="gr4" draw:text-style-name="P1" draw:layer="layout" svg:x1="24.495cm" svg:y1="24.23cm" svg:x2="24.495cm" svg:y2="24.738cm">
            <text:p/>
          </draw:line>
        </draw:g>
        <draw:g xml:id="id59" draw:id="id59">
          <draw:custom-shape draw:style-name="gr3" draw:text-style-name="P3" draw:layer="layout" svg:width="0.762cm" svg:height="0.762cm" svg:x="24.114cm" svg:y="27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28.294cm" svg:x2="24.749cm" svg:y2="28.294cm">
            <text:p/>
          </draw:line>
          <draw:line draw:style-name="gr4" draw:text-style-name="P1" draw:layer="layout" svg:x1="24.495cm" svg:y1="28.04cm" svg:x2="24.495cm" svg:y2="28.548cm">
            <text:p/>
          </draw:line>
        </draw:g>
        <draw:line draw:style-name="gr1" draw:text-style-name="P1" draw:layer="layout" svg:x1="24.114cm" svg:y1="28.294cm" svg:x2="22.59cm" svg:y2="28.294cm">
          <text:p/>
        </draw:line>
        <draw:custom-shape draw:style-name="gr12" draw:text-style-name="P2" xml:id="id55" draw:id="id55" draw:layer="layout" svg:width="1.27cm" svg:height="1.016cm" svg:x="27.67cm" svg:y="27.786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5" draw:text-style-name="P4" xml:id="id58" draw:id="id58" draw:layer="layout" svg:width="0.254cm" svg:height="0.254cm" svg:x="26.273cm" svg:y="2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6" draw:id="id56" draw:layer="layout" svg:width="0.254cm" svg:height="0.254cm" svg:x="26.273cm" svg:y="2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7.67cm" svg:y1="28.294cm" svg:x2="26.527cm" svg:y2="28.294cm" draw:start-shape="id55" draw:start-glue-point="3" draw:end-shape="id56" draw:end-glue-point="10" svg:d="M27670 28294h-1143" svg:viewBox="0 0 1144 1">
          <text:p/>
        </draw:connector>
        <draw:connector draw:style-name="gr13" draw:text-style-name="P3" draw:layer="layout" svg:x1="24.876cm" svg:y1="24.484cm" svg:x2="26.273cm" svg:y2="24.484cm" draw:start-shape="id57" draw:start-glue-point="1" draw:end-shape="id58" draw:end-glue-point="6" svg:d="M24876 24484h1397" svg:viewBox="0 0 1398 1">
          <text:p/>
        </draw:connector>
        <draw:connector draw:style-name="gr1" draw:text-style-name="P1" draw:layer="layout" svg:x1="26.273cm" svg:y1="28.294cm" svg:x2="24.876cm" svg:y2="28.294cm" draw:start-shape="id56" draw:start-glue-point="6" draw:end-shape="id59" draw:end-glue-point="1" svg:d="M26273 28294h-1397" svg:viewBox="0 0 1398 1">
          <text:p/>
        </draw:connector>
        <draw:connector draw:style-name="gr1" draw:text-style-name="P1" draw:layer="layout" draw:type="line" svg:x1="26.4cm" svg:y1="28.167cm" svg:x2="24.495cm" svg:y2="24.865cm" draw:start-shape="id56" draw:start-glue-point="4" draw:end-shape="id57" draw:end-glue-point="2" svg:d="M26400 28167l-1905-3302" svg:viewBox="0 0 1906 3303">
          <text:p/>
        </draw:connector>
        <draw:connector draw:style-name="gr1" draw:text-style-name="P1" draw:layer="layout" draw:type="line" svg:x1="26.4cm" svg:y1="24.611cm" svg:x2="24.495cm" svg:y2="27.913cm" draw:start-shape="id58" draw:start-glue-point="8" draw:end-shape="id59" draw:end-glue-point="0" svg:d="M26400 24611l-1905 3302" svg:viewBox="0 0 1906 3303">
          <text:p/>
        </draw:connector>
        <draw:custom-shape draw:style-name="gr9" draw:text-style-name="P3" draw:layer="layout" svg:width="0.762cm" svg:height="0.762cm" draw:transform="rotate (0.523598775598299) translate (25.285cm 27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26.072cm 25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26.273cm" svg:y="26.76cm">
          <draw:text-box>
            <text:p><text:span text:style-name="T3">-D3Feed</text:span></text:p>
          </draw:text-box>
        </draw:frame>
        <draw:frame draw:style-name="gr14" draw:text-style-name="P7" draw:layer="layout" svg:width="2.458cm" svg:height="0.772cm" svg:x="26.457cm" svg:y="24.982cm">
          <draw:text-box>
            <text:p><text:span text:style-name="T2">D3Feed</text:span></text:p>
          </draw:text-box>
        </draw:frame>
        <draw:line draw:style-name="gr17" draw:text-style-name="P1" draw:layer="layout" svg:x1="26.527cm" svg:y1="24.484cm" svg:x2="30.21cm" svg:y2="24.484cm">
          <text:p/>
        </draw:line>
        <draw:line draw:style-name="gr1" draw:text-style-name="P1" draw:layer="layout" svg:x1="30.21cm" svg:y1="28.294cm" svg:x2="28.94cm" svg:y2="28.294cm">
          <text:p/>
        </draw:line>
        <draw:line draw:style-name="gr4" draw:text-style-name="P1" draw:layer="layout" svg:x1="30.21cm" svg:y1="24.484cm" svg:x2="30.21cm" svg:y2="28.294cm">
          <text:p/>
        </draw:line>
        <draw:frame draw:style-name="gr18" draw:text-style-name="P6" draw:layer="layout" svg:width="5.794cm" svg:height="0.878cm" svg:x="2.27cm" svg:y="22.717cm">
          <draw:text-box>
            <text:p><text:span text:style-name="T1">Lattice 3 (L3)</text:span></text:p>
          </draw:text-box>
        </draw:frame>
        <draw:frame draw:style-name="gr6" draw:text-style-name="P5" draw:layer="layout" svg:width="1.56cm" svg:height="0.878cm" svg:x="1.98cm" svg:y="24.016cm">
          <draw:text-box>
            <text:p>Input</text:p>
          </draw:text-box>
        </draw:frame>
        <draw:frame draw:style-name="gr7" draw:text-style-name="P5" draw:layer="layout" svg:width="1.772cm" svg:height="0.878cm" svg:x="1.768cm" svg:y="27.833cm">
          <draw:text-box>
            <text:p>Output</text:p>
          </draw:text-box>
        </draw:frame>
        <draw:g xml:id="id62" draw:id="id62">
          <draw:custom-shape draw:style-name="gr3" draw:text-style-name="P3" draw:layer="layout" svg:width="0.762cm" svg:height="0.762cm" svg:x="17.764cm" svg:y="24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24.484cm" svg:x2="18.399cm" svg:y2="24.484cm">
            <text:p/>
          </draw:line>
          <draw:line draw:style-name="gr4" draw:text-style-name="P1" draw:layer="layout" svg:x1="18.145cm" svg:y1="24.23cm" svg:x2="18.145cm" svg:y2="24.738cm">
            <text:p/>
          </draw:line>
        </draw:g>
        <draw:g xml:id="id64" draw:id="id64">
          <draw:custom-shape draw:style-name="gr3" draw:text-style-name="P3" draw:layer="layout" svg:width="0.762cm" svg:height="0.762cm" svg:x="17.764cm" svg:y="27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28.294cm" svg:x2="18.399cm" svg:y2="28.294cm">
            <text:p/>
          </draw:line>
          <draw:line draw:style-name="gr4" draw:text-style-name="P1" draw:layer="layout" svg:x1="18.145cm" svg:y1="28.04cm" svg:x2="18.145cm" svg:y2="28.548cm">
            <text:p/>
          </draw:line>
        </draw:g>
        <draw:custom-shape draw:style-name="gr12" draw:text-style-name="P2" xml:id="id60" draw:id="id60" draw:layer="layout" svg:width="1.27cm" svg:height="1.016cm" svg:x="21.32cm" svg:y="27.786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5" draw:text-style-name="P4" xml:id="id63" draw:id="id63" draw:layer="layout" svg:width="0.254cm" svg:height="0.254cm" svg:x="19.923cm" svg:y="2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1" draw:id="id61" draw:layer="layout" svg:width="0.254cm" svg:height="0.254cm" svg:x="19.923cm" svg:y="2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1.32cm" svg:y1="28.294cm" svg:x2="20.177cm" svg:y2="28.294cm" draw:start-shape="id60" draw:start-glue-point="3" draw:end-shape="id61" draw:end-glue-point="10" svg:d="M21320 28294h-1143" svg:viewBox="0 0 1144 1">
          <text:p/>
        </draw:connector>
        <draw:connector draw:style-name="gr13" draw:text-style-name="P3" draw:layer="layout" svg:x1="18.526cm" svg:y1="24.484cm" svg:x2="19.923cm" svg:y2="24.484cm" draw:start-shape="id62" draw:start-glue-point="1" draw:end-shape="id63" draw:end-glue-point="6" svg:d="M18526 24484h1397" svg:viewBox="0 0 1398 1">
          <text:p/>
        </draw:connector>
        <draw:connector draw:style-name="gr1" draw:text-style-name="P1" draw:layer="layout" svg:x1="19.923cm" svg:y1="28.294cm" svg:x2="18.526cm" svg:y2="28.294cm" draw:start-shape="id61" draw:start-glue-point="6" draw:end-shape="id64" draw:end-glue-point="1" svg:d="M19923 28294h-1397" svg:viewBox="0 0 1398 1">
          <text:p/>
        </draw:connector>
        <draw:connector draw:style-name="gr1" draw:text-style-name="P1" draw:layer="layout" draw:type="line" svg:x1="20.05cm" svg:y1="28.167cm" svg:x2="18.145cm" svg:y2="24.865cm" draw:start-shape="id61" draw:start-glue-point="4" draw:end-shape="id62" draw:end-glue-point="2" svg:d="M20050 28167l-1905-3302" svg:viewBox="0 0 1906 3303">
          <text:p/>
        </draw:connector>
        <draw:connector draw:style-name="gr1" draw:text-style-name="P1" draw:layer="layout" draw:type="line" svg:x1="20.05cm" svg:y1="24.611cm" svg:x2="18.145cm" svg:y2="27.913cm" draw:start-shape="id63" draw:start-glue-point="8" draw:end-shape="id64" draw:end-glue-point="0" svg:d="M20050 24611l-1905 3302" svg:viewBox="0 0 1906 3303">
          <text:p/>
        </draw:connector>
        <draw:custom-shape draw:style-name="gr9" draw:text-style-name="P3" draw:layer="layout" svg:width="0.762cm" svg:height="0.762cm" draw:transform="rotate (0.523598775598299) translate (18.935cm 27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9.722cm 25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19.923cm" svg:y="26.76cm">
          <draw:text-box>
            <text:p><text:span text:style-name="T3">-D3Feed</text:span></text:p>
          </draw:text-box>
        </draw:frame>
        <draw:frame draw:style-name="gr14" draw:text-style-name="P7" draw:layer="layout" svg:width="2.458cm" svg:height="0.772cm" svg:x="20.107cm" svg:y="24.982cm">
          <draw:text-box>
            <text:p><text:span text:style-name="T2">D3Feed</text:span></text:p>
          </draw:text-box>
        </draw:frame>
        <draw:line draw:style-name="gr15" draw:text-style-name="P1" draw:layer="layout" svg:x1="20.177cm" svg:y1="24.484cm" svg:x2="24.114cm" svg:y2="24.484cm">
          <text:p/>
        </draw:line>
        <draw:line draw:style-name="gr1" draw:text-style-name="P1" draw:layer="layout" svg:x1="17.764cm" svg:y1="28.294cm" svg:x2="16.24cm" svg:y2="28.294cm">
          <text:p/>
        </draw:line>
        <draw:g xml:id="id67" draw:id="id67">
          <draw:custom-shape draw:style-name="gr3" draw:text-style-name="P3" draw:layer="layout" svg:width="0.762cm" svg:height="0.762cm" svg:x="5.064cm" svg:y="31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32.104cm" svg:x2="5.699cm" svg:y2="32.104cm">
            <text:p/>
          </draw:line>
          <draw:line draw:style-name="gr4" draw:text-style-name="P1" draw:layer="layout" svg:x1="5.445cm" svg:y1="31.85cm" svg:x2="5.445cm" svg:y2="32.358cm">
            <text:p/>
          </draw:line>
        </draw:g>
        <draw:g xml:id="id69" draw:id="id69">
          <draw:custom-shape draw:style-name="gr3" draw:text-style-name="P3" draw:layer="layout" svg:width="0.762cm" svg:height="0.762cm" svg:x="5.064cm" svg:y="3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35.914cm" svg:x2="5.699cm" svg:y2="35.914cm">
            <text:p/>
          </draw:line>
          <draw:line draw:style-name="gr4" draw:text-style-name="P1" draw:layer="layout" svg:x1="5.445cm" svg:y1="35.66cm" svg:x2="5.445cm" svg:y2="36.168cm">
            <text:p/>
          </draw:line>
        </draw:g>
        <draw:line draw:style-name="gr1" draw:text-style-name="P1" draw:layer="layout" svg:x1="3.54cm" svg:y1="32.104cm" svg:x2="5.064cm" svg:y2="32.104cm">
          <text:p/>
        </draw:line>
        <draw:line draw:style-name="gr1" draw:text-style-name="P1" draw:layer="layout" svg:x1="5.064cm" svg:y1="35.914cm" svg:x2="3.54cm" svg:y2="35.914cm">
          <text:p/>
        </draw:line>
        <draw:custom-shape draw:style-name="gr12" draw:text-style-name="P2" xml:id="id65" draw:id="id65" draw:layer="layout" svg:width="1.27cm" svg:height="1.016cm" svg:x="8.62cm" svg:y="35.406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5" draw:text-style-name="P4" xml:id="id68" draw:id="id68" draw:layer="layout" svg:width="0.254cm" svg:height="0.254cm" svg:x="7.223cm" svg:y="3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6" draw:id="id66" draw:layer="layout" svg:width="0.254cm" svg:height="0.254cm" svg:x="7.223cm" svg:y="3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8.62cm" svg:y1="35.914cm" svg:x2="7.477cm" svg:y2="35.914cm" draw:start-shape="id65" draw:start-glue-point="3" draw:end-shape="id66" draw:end-glue-point="10" svg:d="M8620 35914h-1143" svg:viewBox="0 0 1144 1">
          <text:p/>
        </draw:connector>
        <draw:connector draw:style-name="gr13" draw:text-style-name="P3" draw:layer="layout" svg:x1="5.826cm" svg:y1="32.104cm" svg:x2="7.223cm" svg:y2="32.104cm" draw:start-shape="id67" draw:start-glue-point="1" draw:end-shape="id68" draw:end-glue-point="6" svg:d="M5826 32104h1397" svg:viewBox="0 0 1398 1">
          <text:p/>
        </draw:connector>
        <draw:connector draw:style-name="gr1" draw:text-style-name="P1" draw:layer="layout" svg:x1="7.223cm" svg:y1="35.914cm" svg:x2="5.826cm" svg:y2="35.914cm" draw:start-shape="id66" draw:start-glue-point="6" draw:end-shape="id69" draw:end-glue-point="1" svg:d="M7223 35914h-1397" svg:viewBox="0 0 1398 1">
          <text:p/>
        </draw:connector>
        <draw:connector draw:style-name="gr1" draw:text-style-name="P1" draw:layer="layout" draw:type="line" svg:x1="7.35cm" svg:y1="35.787cm" svg:x2="5.445cm" svg:y2="32.485cm" draw:start-shape="id66" draw:start-glue-point="4" draw:end-shape="id67" draw:end-glue-point="2" svg:d="M7350 35787l-1905-3302" svg:viewBox="0 0 1906 3303">
          <text:p/>
        </draw:connector>
        <draw:connector draw:style-name="gr1" draw:text-style-name="P1" draw:layer="layout" draw:type="line" svg:x1="7.35cm" svg:y1="32.231cm" svg:x2="5.445cm" svg:y2="35.533cm" draw:start-shape="id68" draw:start-glue-point="8" draw:end-shape="id69" draw:end-glue-point="0" svg:d="M7350 32231l-1905 3302" svg:viewBox="0 0 1906 3303">
          <text:p/>
        </draw:connector>
        <draw:custom-shape draw:style-name="gr9" draw:text-style-name="P3" draw:layer="layout" svg:width="0.762cm" svg:height="0.762cm" draw:transform="rotate (0.523598775598299) translate (6.235cm 34.6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7.022cm 33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7.223cm" svg:y="34.38cm">
          <draw:text-box>
            <text:p><text:span text:style-name="T3">-D4Feed</text:span></text:p>
          </draw:text-box>
        </draw:frame>
        <draw:frame draw:style-name="gr11" draw:text-style-name="P7" draw:layer="layout" svg:width="2.28cm" svg:height="0.772cm" svg:x="7.407cm" svg:y="32.602cm">
          <draw:text-box>
            <text:p><text:span text:style-name="T2">D4Feed</text:span></text:p>
          </draw:text-box>
        </draw:frame>
        <draw:g xml:id="id72" draw:id="id72">
          <draw:custom-shape draw:style-name="gr3" draw:text-style-name="P3" draw:layer="layout" svg:width="0.762cm" svg:height="0.762cm" svg:x="11.414cm" svg:y="31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32.104cm" svg:x2="12.049cm" svg:y2="32.104cm">
            <text:p/>
          </draw:line>
          <draw:line draw:style-name="gr4" draw:text-style-name="P1" draw:layer="layout" svg:x1="11.795cm" svg:y1="31.85cm" svg:x2="11.795cm" svg:y2="32.358cm">
            <text:p/>
          </draw:line>
        </draw:g>
        <draw:g xml:id="id74" draw:id="id74">
          <draw:custom-shape draw:style-name="gr3" draw:text-style-name="P3" draw:layer="layout" svg:width="0.762cm" svg:height="0.762cm" svg:x="11.414cm" svg:y="3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35.914cm" svg:x2="12.049cm" svg:y2="35.914cm">
            <text:p/>
          </draw:line>
          <draw:line draw:style-name="gr4" draw:text-style-name="P1" draw:layer="layout" svg:x1="11.795cm" svg:y1="35.66cm" svg:x2="11.795cm" svg:y2="36.168cm">
            <text:p/>
          </draw:line>
        </draw:g>
        <draw:line draw:style-name="gr1" draw:text-style-name="P1" draw:layer="layout" svg:x1="7.477cm" svg:y1="32.104cm" svg:x2="11.414cm" svg:y2="32.104cm">
          <text:p/>
        </draw:line>
        <draw:line draw:style-name="gr1" draw:text-style-name="P1" draw:layer="layout" svg:x1="11.414cm" svg:y1="35.914cm" svg:x2="9.89cm" svg:y2="35.914cm">
          <text:p/>
        </draw:line>
        <draw:custom-shape draw:style-name="gr12" draw:text-style-name="P2" xml:id="id70" draw:id="id70" draw:layer="layout" svg:width="1.27cm" svg:height="1.016cm" svg:x="14.97cm" svg:y="35.406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5" draw:text-style-name="P4" xml:id="id73" draw:id="id73" draw:layer="layout" svg:width="0.254cm" svg:height="0.254cm" svg:x="13.573cm" svg:y="3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1" draw:id="id71" draw:layer="layout" svg:width="0.254cm" svg:height="0.254cm" svg:x="13.573cm" svg:y="3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97cm" svg:y1="35.914cm" svg:x2="13.827cm" svg:y2="35.914cm" draw:start-shape="id70" draw:start-glue-point="3" draw:end-shape="id71" draw:end-glue-point="10" svg:d="M14970 35914h-1143" svg:viewBox="0 0 1144 1">
          <text:p/>
        </draw:connector>
        <draw:connector draw:style-name="gr13" draw:text-style-name="P3" draw:layer="layout" svg:x1="12.176cm" svg:y1="32.104cm" svg:x2="13.573cm" svg:y2="32.104cm" draw:start-shape="id72" draw:start-glue-point="1" draw:end-shape="id73" draw:end-glue-point="6" svg:d="M12176 32104h1397" svg:viewBox="0 0 1398 1">
          <text:p/>
        </draw:connector>
        <draw:connector draw:style-name="gr1" draw:text-style-name="P1" draw:layer="layout" svg:x1="13.573cm" svg:y1="35.914cm" svg:x2="12.176cm" svg:y2="35.914cm" draw:start-shape="id71" draw:start-glue-point="6" draw:end-shape="id74" draw:end-glue-point="1" svg:d="M13573 35914h-1397" svg:viewBox="0 0 1398 1">
          <text:p/>
        </draw:connector>
        <draw:connector draw:style-name="gr1" draw:text-style-name="P1" draw:layer="layout" draw:type="line" svg:x1="13.7cm" svg:y1="35.787cm" svg:x2="11.795cm" svg:y2="32.485cm" draw:start-shape="id71" draw:start-glue-point="4" draw:end-shape="id72" draw:end-glue-point="2" svg:d="M13700 35787l-1905-3302" svg:viewBox="0 0 1906 3303">
          <text:p/>
        </draw:connector>
        <draw:connector draw:style-name="gr1" draw:text-style-name="P1" draw:layer="layout" draw:type="line" svg:x1="13.7cm" svg:y1="32.231cm" svg:x2="11.795cm" svg:y2="35.533cm" draw:start-shape="id73" draw:start-glue-point="8" draw:end-shape="id74" draw:end-glue-point="0" svg:d="M13700 32231l-1905 3302" svg:viewBox="0 0 1906 3303">
          <text:p/>
        </draw:connector>
        <draw:custom-shape draw:style-name="gr9" draw:text-style-name="P3" draw:layer="layout" svg:width="0.762cm" svg:height="0.762cm" draw:transform="rotate (0.523598775598299) translate (12.585cm 34.6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3.372cm 33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2.458cm" svg:height="0.772cm" svg:x="13.573cm" svg:y="34.38cm">
          <draw:text-box>
            <text:p><text:span text:style-name="T3">-D4Feed</text:span></text:p>
          </draw:text-box>
        </draw:frame>
        <draw:frame draw:style-name="gr11" draw:text-style-name="P7" draw:layer="layout" svg:width="2.28cm" svg:height="0.772cm" svg:x="13.757cm" svg:y="32.602cm">
          <draw:text-box>
            <text:p><text:span text:style-name="T2">D4Feed</text:span></text:p>
          </draw:text-box>
        </draw:frame>
        <draw:line draw:style-name="gr15" draw:text-style-name="P1" draw:layer="layout" svg:x1="13.827cm" svg:y1="32.104cm" svg:x2="17.764cm" svg:y2="32.104cm">
          <text:p/>
        </draw:line>
        <draw:g xml:id="id77" draw:id="id77">
          <draw:custom-shape draw:style-name="gr3" draw:text-style-name="P3" draw:layer="layout" svg:width="0.762cm" svg:height="0.762cm" svg:x="24.114cm" svg:y="31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32.104cm" svg:x2="24.749cm" svg:y2="32.104cm">
            <text:p/>
          </draw:line>
          <draw:line draw:style-name="gr4" draw:text-style-name="P1" draw:layer="layout" svg:x1="24.495cm" svg:y1="31.85cm" svg:x2="24.495cm" svg:y2="32.358cm">
            <text:p/>
          </draw:line>
        </draw:g>
        <draw:g xml:id="id79" draw:id="id79">
          <draw:custom-shape draw:style-name="gr3" draw:text-style-name="P3" draw:layer="layout" svg:width="0.762cm" svg:height="0.762cm" svg:x="24.114cm" svg:y="3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4.241cm" svg:y1="35.914cm" svg:x2="24.749cm" svg:y2="35.914cm">
            <text:p/>
          </draw:line>
          <draw:line draw:style-name="gr4" draw:text-style-name="P1" draw:layer="layout" svg:x1="24.495cm" svg:y1="35.66cm" svg:x2="24.495cm" svg:y2="36.168cm">
            <text:p/>
          </draw:line>
        </draw:g>
        <draw:line draw:style-name="gr1" draw:text-style-name="P1" draw:layer="layout" svg:x1="24.114cm" svg:y1="35.914cm" svg:x2="22.59cm" svg:y2="35.914cm">
          <text:p/>
        </draw:line>
        <draw:custom-shape draw:style-name="gr12" draw:text-style-name="P2" xml:id="id75" draw:id="id75" draw:layer="layout" svg:width="1.27cm" svg:height="1.016cm" svg:x="27.67cm" svg:y="35.406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5" draw:text-style-name="P4" xml:id="id78" draw:id="id78" draw:layer="layout" svg:width="0.254cm" svg:height="0.254cm" svg:x="26.273cm" svg:y="3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6" draw:id="id76" draw:layer="layout" svg:width="0.254cm" svg:height="0.254cm" svg:x="26.273cm" svg:y="3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7.67cm" svg:y1="35.914cm" svg:x2="26.527cm" svg:y2="35.914cm" draw:start-shape="id75" draw:start-glue-point="3" draw:end-shape="id76" draw:end-glue-point="10" svg:d="M27670 35914h-1143" svg:viewBox="0 0 1144 1">
          <text:p/>
        </draw:connector>
        <draw:connector draw:style-name="gr13" draw:text-style-name="P3" draw:layer="layout" svg:x1="24.876cm" svg:y1="32.104cm" svg:x2="26.273cm" svg:y2="32.104cm" draw:start-shape="id77" draw:start-glue-point="1" draw:end-shape="id78" draw:end-glue-point="6" svg:d="M24876 32104h1397" svg:viewBox="0 0 1398 1">
          <text:p/>
        </draw:connector>
        <draw:connector draw:style-name="gr1" draw:text-style-name="P1" draw:layer="layout" svg:x1="26.273cm" svg:y1="35.914cm" svg:x2="24.876cm" svg:y2="35.914cm" draw:start-shape="id76" draw:start-glue-point="6" draw:end-shape="id79" draw:end-glue-point="1" svg:d="M26273 35914h-1397" svg:viewBox="0 0 1398 1">
          <text:p/>
        </draw:connector>
        <draw:connector draw:style-name="gr1" draw:text-style-name="P1" draw:layer="layout" draw:type="line" svg:x1="26.4cm" svg:y1="35.787cm" svg:x2="24.495cm" svg:y2="32.485cm" draw:start-shape="id76" draw:start-glue-point="4" draw:end-shape="id77" draw:end-glue-point="2" svg:d="M26400 35787l-1905-3302" svg:viewBox="0 0 1906 3303">
          <text:p/>
        </draw:connector>
        <draw:connector draw:style-name="gr1" draw:text-style-name="P1" draw:layer="layout" draw:type="line" svg:x1="26.4cm" svg:y1="32.231cm" svg:x2="24.495cm" svg:y2="35.533cm" draw:start-shape="id78" draw:start-glue-point="8" draw:end-shape="id79" draw:end-glue-point="0" svg:d="M26400 32231l-1905 3302" svg:viewBox="0 0 1906 3303">
          <text:p/>
        </draw:connector>
        <draw:custom-shape draw:style-name="gr9" draw:text-style-name="P3" draw:layer="layout" svg:width="0.762cm" svg:height="0.762cm" draw:transform="rotate (0.523598775598299) translate (25.285cm 34.6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26.072cm 33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26.273cm" svg:y="34.38cm">
          <draw:text-box>
            <text:p><text:span text:style-name="T3">-D4Feed</text:span></text:p>
          </draw:text-box>
        </draw:frame>
        <draw:frame draw:style-name="gr14" draw:text-style-name="P7" draw:layer="layout" svg:width="2.458cm" svg:height="0.772cm" svg:x="26.457cm" svg:y="32.602cm">
          <draw:text-box>
            <text:p><text:span text:style-name="T2">D4Feed</text:span></text:p>
          </draw:text-box>
        </draw:frame>
        <draw:line draw:style-name="gr17" draw:text-style-name="P1" draw:layer="layout" svg:x1="26.527cm" svg:y1="32.104cm" svg:x2="30.21cm" svg:y2="32.104cm">
          <text:p/>
        </draw:line>
        <draw:line draw:style-name="gr1" draw:text-style-name="P1" draw:layer="layout" svg:x1="30.21cm" svg:y1="35.914cm" svg:x2="28.94cm" svg:y2="35.914cm">
          <text:p/>
        </draw:line>
        <draw:line draw:style-name="gr4" draw:text-style-name="P1" draw:layer="layout" svg:x1="30.21cm" svg:y1="32.104cm" svg:x2="30.21cm" svg:y2="35.914cm">
          <text:p/>
        </draw:line>
        <draw:g xml:id="id82" draw:id="id82">
          <draw:custom-shape draw:style-name="gr3" draw:text-style-name="P3" draw:layer="layout" svg:width="0.762cm" svg:height="0.762cm" svg:x="17.764cm" svg:y="31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32.104cm" svg:x2="18.399cm" svg:y2="32.104cm">
            <text:p/>
          </draw:line>
          <draw:line draw:style-name="gr4" draw:text-style-name="P1" draw:layer="layout" svg:x1="18.145cm" svg:y1="31.85cm" svg:x2="18.145cm" svg:y2="32.358cm">
            <text:p/>
          </draw:line>
        </draw:g>
        <draw:g xml:id="id84" draw:id="id84">
          <draw:custom-shape draw:style-name="gr3" draw:text-style-name="P3" draw:layer="layout" svg:width="0.762cm" svg:height="0.762cm" svg:x="17.764cm" svg:y="3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891cm" svg:y1="35.914cm" svg:x2="18.399cm" svg:y2="35.914cm">
            <text:p/>
          </draw:line>
          <draw:line draw:style-name="gr4" draw:text-style-name="P1" draw:layer="layout" svg:x1="18.145cm" svg:y1="35.66cm" svg:x2="18.145cm" svg:y2="36.168cm">
            <text:p/>
          </draw:line>
        </draw:g>
        <draw:custom-shape draw:style-name="gr12" draw:text-style-name="P2" xml:id="id80" draw:id="id80" draw:layer="layout" svg:width="1.27cm" svg:height="1.016cm" svg:x="21.32cm" svg:y="35.406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5" draw:text-style-name="P4" xml:id="id83" draw:id="id83" draw:layer="layout" svg:width="0.254cm" svg:height="0.254cm" svg:x="19.923cm" svg:y="3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1" draw:id="id81" draw:layer="layout" svg:width="0.254cm" svg:height="0.254cm" svg:x="19.923cm" svg:y="3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21.32cm" svg:y1="35.914cm" svg:x2="20.177cm" svg:y2="35.914cm" draw:start-shape="id80" draw:start-glue-point="3" draw:end-shape="id81" draw:end-glue-point="10" svg:d="M21320 35914h-1143" svg:viewBox="0 0 1144 1">
          <text:p/>
        </draw:connector>
        <draw:connector draw:style-name="gr13" draw:text-style-name="P3" draw:layer="layout" svg:x1="18.526cm" svg:y1="32.104cm" svg:x2="19.923cm" svg:y2="32.104cm" draw:start-shape="id82" draw:start-glue-point="1" draw:end-shape="id83" draw:end-glue-point="6" svg:d="M18526 32104h1397" svg:viewBox="0 0 1398 1">
          <text:p/>
        </draw:connector>
        <draw:connector draw:style-name="gr1" draw:text-style-name="P1" draw:layer="layout" svg:x1="19.923cm" svg:y1="35.914cm" svg:x2="18.526cm" svg:y2="35.914cm" draw:start-shape="id81" draw:start-glue-point="6" draw:end-shape="id84" draw:end-glue-point="1" svg:d="M19923 35914h-1397" svg:viewBox="0 0 1398 1">
          <text:p/>
        </draw:connector>
        <draw:connector draw:style-name="gr1" draw:text-style-name="P1" draw:layer="layout" draw:type="line" svg:x1="20.05cm" svg:y1="35.787cm" svg:x2="18.145cm" svg:y2="32.485cm" draw:start-shape="id81" draw:start-glue-point="4" draw:end-shape="id82" draw:end-glue-point="2" svg:d="M20050 35787l-1905-3302" svg:viewBox="0 0 1906 3303">
          <text:p/>
        </draw:connector>
        <draw:connector draw:style-name="gr1" draw:text-style-name="P1" draw:layer="layout" draw:type="line" svg:x1="20.05cm" svg:y1="32.231cm" svg:x2="18.145cm" svg:y2="35.533cm" draw:start-shape="id83" draw:start-glue-point="8" draw:end-shape="id84" draw:end-glue-point="0" svg:d="M20050 32231l-1905 3302" svg:viewBox="0 0 1906 3303">
          <text:p/>
        </draw:connector>
        <draw:custom-shape draw:style-name="gr9" draw:text-style-name="P3" draw:layer="layout" svg:width="0.762cm" svg:height="0.762cm" draw:transform="rotate (0.523598775598299) translate (18.935cm 34.6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2.61799387799149) translate (19.722cm 33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636cm" svg:height="0.772cm" svg:x="19.923cm" svg:y="34.38cm">
          <draw:text-box>
            <text:p><text:span text:style-name="T3">-D4Feed</text:span></text:p>
          </draw:text-box>
        </draw:frame>
        <draw:frame draw:style-name="gr14" draw:text-style-name="P7" draw:layer="layout" svg:width="2.458cm" svg:height="0.772cm" svg:x="20.107cm" svg:y="32.602cm">
          <draw:text-box>
            <text:p><text:span text:style-name="T2">D4Feed</text:span></text:p>
          </draw:text-box>
        </draw:frame>
        <draw:line draw:style-name="gr15" draw:text-style-name="P1" draw:layer="layout" svg:x1="20.177cm" svg:y1="32.104cm" svg:x2="24.114cm" svg:y2="32.104cm">
          <text:p/>
        </draw:line>
        <draw:line draw:style-name="gr1" draw:text-style-name="P1" draw:layer="layout" svg:x1="17.764cm" svg:y1="35.914cm" svg:x2="16.24cm" svg:y2="35.914cm">
          <text:p/>
        </draw:line>
        <draw:frame draw:style-name="gr18" draw:text-style-name="P6" draw:layer="layout" svg:width="5.794cm" svg:height="0.878cm" svg:x="2.191cm" svg:y="30.337cm">
          <draw:text-box>
            <text:p><text:span text:style-name="T1">Lattice 4 (L4)</text:span></text:p>
          </draw:text-box>
        </draw:frame>
        <draw:frame draw:style-name="gr6" draw:text-style-name="P5" draw:layer="layout" svg:width="1.56cm" svg:height="0.878cm" svg:x="1.974cm" svg:y="31.636cm">
          <draw:text-box>
            <text:p>Input</text:p>
          </draw:text-box>
        </draw:frame>
        <draw:frame draw:style-name="gr7" draw:text-style-name="P5" draw:layer="layout" svg:width="1.772cm" svg:height="0.878cm" svg:x="1.762cm" svg:y="35.453cm">
          <draw:text-box>
            <text:p>Output</text:p>
          </draw:text-box>
        </draw:frame>
        <draw:frame draw:style-name="gr18" draw:text-style-name="P6" draw:layer="layout" svg:width="5.794cm" svg:height="0.878cm" svg:x="2.27cm" svg:y="38.084cm">
          <draw:text-box>
            <text:p><text:span text:style-name="T1">L4Reverb</text:span></text:p>
          </draw:text-box>
        </draw:frame>
        <draw:g>
          <draw:custom-shape draw:style-name="gr3" draw:text-style-name="P3" draw:layer="layout" svg:width="0.762cm" svg:height="0.762cm" svg:x="4.427cm" svg:y="39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554cm" svg:y1="39.735cm" svg:x2="5.062cm" svg:y2="39.735cm">
            <text:p/>
          </draw:line>
          <draw:line draw:style-name="gr4" draw:text-style-name="P1" draw:layer="layout" svg:x1="4.808cm" svg:y1="39.481cm" svg:x2="4.808cm" svg:y2="39.989cm">
            <text:p/>
          </draw:line>
        </draw:g>
        <draw:g>
          <draw:custom-shape draw:style-name="gr3" draw:text-style-name="P3" draw:layer="layout" svg:width="0.762cm" svg:height="0.762cm" svg:x="4.427cm" svg:y="44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554cm" svg:y1="44.815cm" svg:x2="5.062cm" svg:y2="44.815cm">
            <text:p/>
          </draw:line>
          <draw:line draw:style-name="gr4" draw:text-style-name="P1" draw:layer="layout" svg:x1="4.808cm" svg:y1="44.561cm" svg:x2="4.808cm" svg:y2="45.069cm">
            <text:p/>
          </draw:line>
        </draw:g>
        <draw:line draw:style-name="gr1" draw:text-style-name="P1" draw:layer="layout" svg:x1="11.031cm" svg:y1="44.688cm" svg:x2="5.062cm" svg:y2="39.989cm">
          <text:p/>
        </draw:line>
        <draw:line draw:style-name="gr1" draw:text-style-name="P1" draw:layer="layout" svg:x1="11.031cm" svg:y1="39.862cm" svg:x2="5.062cm" svg:y2="44.561cm">
          <text:p/>
        </draw:line>
        <draw:frame draw:style-name="gr6" draw:text-style-name="P5" draw:layer="layout" svg:width="1.984cm" svg:height="0.878cm" svg:x="1.556cm" svg:y="39.303cm">
          <draw:text-box>
            <text:p>Input L</text:p>
          </draw:text-box>
        </draw:frame>
        <draw:frame draw:style-name="gr7" draw:text-style-name="P5" draw:layer="layout" svg:width="1.984cm" svg:height="0.878cm" svg:x="1.556cm" svg:y="44.367cm">
          <draw:text-box>
            <text:p>Input R</text:p>
          </draw:text-box>
        </draw:frame>
        <draw:custom-shape draw:style-name="gr5" draw:text-style-name="P4" draw:layer="layout" svg:width="0.254cm" svg:height="0.254cm" svg:x="10.904cm" svg:y="39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0.904cm" svg:y="4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195cm" svg:height="0.878cm" svg:x="17.544cm" svg:y="39.273cm">
          <draw:text-box>
            <text:p>Output L</text:p>
          </draw:text-box>
        </draw:frame>
        <draw:frame draw:style-name="gr6" draw:text-style-name="P5" draw:layer="layout" svg:width="2.195cm" svg:height="0.878cm" svg:x="17.508cm" svg:y="44.359cm">
          <draw:text-box>
            <text:p>Output R</text:p>
          </draw:text-box>
        </draw:frame>
        <draw:custom-shape draw:style-name="gr9" draw:text-style-name="P3" draw:layer="layout" svg:width="0.762cm" svg:height="0.762cm" draw:transform="rotate (2.26892802759263) translate (9.493cm 41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762cm" svg:height="0.762cm" draw:transform="rotate (0.872664625997165) translate (9.011cm 43.5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2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2" fo:font-family="'Noto Sans Mono CJK JP'" style:font-family-generic="swiss" style:font-pitch="variable" fo:font-size="12pt" style:font-name-asian="Noto Sans Mono CJK JP2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2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4T16:10:28.085000000</meta:creation-date>
    <meta:editing-duration>PT1H14M46S</meta:editing-duration>
    <meta:editing-cycles>148</meta:editing-cycles>
    <meta:generator>LibreOffice/6.3.5.2$Windows_X86_64 LibreOffice_project/dd0751754f11728f69b42ee2af66670068624673</meta:generator>
    <dc:title>A4_Landscape</dc:title>
    <dc:date>2020-06-03T20:40:50.802000000</dc:date>
    <meta:document-statistic meta:object-count="428"/>
    <meta:template xlink:type="simple" xlink:actuate="onRequest" xlink:title="A4_Landscape" xlink:href="../../AppData/Roaming/LibreOffice/4/user/template/A4_Landscape.otg" meta:date="2020-01-24T16:10:27.922000000"/>
  </office:meta>
</office:document-meta>
</file>